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63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9.275cm"/>
    </style:style>
    <style:style style:name="co9" style:family="table-column">
      <style:table-column-properties fo:break-before="auto" style:column-width="1.995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6.177cm"/>
    </style:style>
    <style:style style:name="co14" style:family="table-column">
      <style:table-column-properties fo:break-before="auto" style:column-width="8.26cm"/>
    </style:style>
    <style:style style:name="co15" style:family="table-column">
      <style:table-column-properties fo:break-before="auto" style:column-width="0.55cm"/>
    </style:style>
    <style:style style:name="co16" style:family="table-column">
      <style:table-column-properties fo:break-before="auto" style:column-width="6.918cm"/>
    </style:style>
    <style:style style:name="co17" style:family="table-column">
      <style:table-column-properties fo:break-before="auto" style:column-width="16.884cm"/>
    </style:style>
    <style:style style:name="co18" style:family="table-column">
      <style:table-column-properties fo:break-before="auto" style:column-width="11.278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1.337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1.732cm" fo:break-before="auto" style:use-optimal-row-height="false"/>
    </style:style>
    <style:style style:name="ro6" style:family="table-row">
      <style:table-row-properties style:row-height="3.706cm" fo:break-before="auto" style:use-optimal-row-height="false"/>
    </style:style>
    <style:style style:name="ro7" style:family="table-row">
      <style:table-row-properties style:row-height="2.127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2.06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0.841cm" fo:break-before="auto" style:use-optimal-row-height="true"/>
    </style:style>
    <style:style style:name="ro13" style:family="table-row">
      <style:table-row-properties style:row-height="0.848cm" fo:break-before="auto" style:use-optimal-row-height="true"/>
    </style:style>
    <style:style style:name="ro14" style:family="table-row">
      <style:table-row-properties style:row-height="1.252cm" fo:break-before="auto" style:use-optimal-row-height="true"/>
    </style:style>
    <style:style style:name="ro15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1" style:family="table-cell" style:parent-style-name="Default">
      <style:table-cell-properties fo:background-color="#ffe994" fo:border="none" style:vertical-align="middle"/>
      <style:text-properties style:use-window-font-color="true" fo:font-weight="normal" style:font-weight-asian="normal" style:font-weight-complex="normal"/>
    </style:style>
    <style:style style:name="ce62" style:family="table-cell" style:parent-style-name="Default">
      <style:table-cell-properties fo:background-color="transparent" fo:border="none" style:vertical-align="middle"/>
      <style:text-properties style:use-window-font-color="true"/>
    </style:style>
    <style:style style:name="ce63" style:family="table-cell" style:parent-style-name="Default">
      <style:table-cell-properties fo:border="none"/>
      <style:text-properties style:use-window-font-color="true"/>
    </style:style>
    <style:style style:name="ce64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66" style:family="table-cell" style:parent-style-name="Default">
      <style:text-properties style:use-window-font-color="true"/>
    </style:style>
    <style:style style:name="ce67" style:family="table-cell" style:parent-style-name="Default">
      <style:table-cell-properties fo:background-color="#ffe994" fo:wrap-option="wrap" fo:border="none" style:vertical-align="middle"/>
      <style:text-properties style:use-window-font-color="true" fo:font-weight="normal" style:font-weight-asian="normal" style:font-weight-complex="normal"/>
    </style:style>
    <style:style style:name="ce68" style:family="table-cell" style:parent-style-name="Default">
      <style:table-cell-properties fo:background-color="transparent" fo:wrap-option="wrap" style:vertical-align="middle"/>
      <style:text-properties style:use-window-font-color="true"/>
    </style:style>
    <style:style style:name="ce69" style:family="table-cell" style:parent-style-name="Default">
      <style:table-cell-properties style:vertical-align="middle"/>
      <style:text-properties style:use-window-font-color="true" fo:font-weight="normal" style:font-weight-asian="normal" style:font-weight-complex="normal"/>
    </style:style>
    <style:style style:name="ce70" style:family="table-cell" style:parent-style-name="Default"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fo:background-color="transparent"/>
      <style:text-properties style:use-window-font-color="true"/>
    </style:style>
    <style:style style:name="ce73" style:family="table-cell" style:parent-style-name="Default">
      <style:table-cell-properties fo:background-color="#729fcf" fo:border="none" style:vertical-align="middle"/>
      <style:text-properties style:use-window-font-color="true" fo:font-weight="normal" style:font-weight-asian="normal" style:font-weight-complex="normal"/>
    </style:style>
    <style:style style:name="ce74" style:family="table-cell" style:parent-style-name="Default">
      <style:table-cell-properties fo:background-color="transparent" fo:border="none" style:vertical-align="middle"/>
    </style:style>
    <style:style style:name="ce75" style:family="table-cell" style:parent-style-name="Default">
      <style:table-cell-properties fo:background-color="transparent"/>
    </style:style>
    <style:style style:name="ce76" style:family="table-cell" style:parent-style-name="Default">
      <style:table-cell-properties fo:border="none"/>
    </style:style>
    <style:style style:name="ce77" style:family="table-cell" style:parent-style-name="Default">
      <style:table-cell-properties fo:background-color="transparent" style:vertical-align="middle"/>
    </style:style>
    <style:style style:name="ce78" style:family="table-cell" style:parent-style-name="Default">
      <style:table-cell-properties fo:background-color="#729fcf" fo:wrap-option="wrap" fo:border="none" style:vertical-align="middle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fo:background-color="transparent" fo:wrap-option="wrap" style:vertical-align="middle"/>
    </style:style>
    <style:style style:name="ce80" style:family="table-cell" style:parent-style-name="Default">
      <style:table-cell-properties style:vertical-align="middle"/>
      <style:text-properties style:use-window-font-color="true"/>
    </style:style>
    <style:style style:name="ce81" style:family="table-cell" style:parent-style-name="Default">
      <style:table-cell-properties fo:background-color="#ff6d6d" fo:border="none" style:vertical-align="middle"/>
      <style:text-properties style:use-window-font-color="true"/>
    </style:style>
    <style:style style:name="ce82" style:family="table-cell" style:parent-style-name="Default">
      <style:table-cell-properties fo:background-color="#ff6d6d" fo:wrap-option="wrap" fo:border="none" style:vertical-align="middle"/>
      <style:text-properties style:use-window-font-color="true"/>
    </style:style>
    <style:style style:name="ce83" style:family="table-cell" style:parent-style-name="Default">
      <style:table-cell-properties fo:background-color="#ffb66c" fo:border="none" style:vertical-align="middle"/>
      <style:text-properties style:use-window-font-color="true"/>
    </style:style>
    <style:style style:name="ce84" style:family="table-cell" style:parent-style-name="Default">
      <style:table-cell-properties fo:background-color="#ffb66c" fo:wrap-option="wrap" fo:border="none" style:vertical-align="middle"/>
      <style:text-properties style:use-window-font-color="true"/>
    </style:style>
    <style:style style:name="ce85" style:family="table-cell" style:parent-style-name="Default">
      <style:table-cell-properties fo:background-color="#5983b0" fo:border="none" style:vertical-align="middle"/>
      <style:text-properties style:use-window-font-color="true"/>
    </style:style>
    <style:style style:name="ce86" style:family="table-cell" style:parent-style-name="Default">
      <style:table-cell-properties fo:background-color="#5983b0" fo:wrap-option="wrap" fo:border="none" style:vertical-align="middle"/>
      <style:text-properties style:use-window-font-color="true"/>
    </style:style>
    <style:style style:name="ce91" style:family="table-cell" style:parent-style-name="Default">
      <style:table-cell-properties fo:background-color="#81aca6" fo:border="none" style:vertical-align="middle"/>
      <style:text-properties style:use-window-font-color="true"/>
    </style:style>
    <style:style style:name="ce92" style:family="table-cell" style:parent-style-name="Default">
      <style:table-cell-properties fo:background-color="transparent" fo:border="none"/>
      <style:text-properties style:use-window-font-color="true"/>
    </style:style>
    <style:style style:name="ce93" style:family="table-cell" style:parent-style-name="Default">
      <style:table-cell-properties fo:background-color="#81aca6" fo:wrap-option="wrap" fo:border="none" style:vertical-align="middle"/>
      <style:text-properties style:use-window-font-color="true"/>
    </style:style>
    <style:style style:name="ce94" style:family="table-cell" style:parent-style-name="Default">
      <style:table-cell-properties fo:background-color="#bf819e" fo:border="none" style:vertical-align="middle"/>
      <style:text-properties style:use-window-font-color="true"/>
    </style:style>
    <style:style style:name="ce95" style:family="table-cell" style:parent-style-name="Default">
      <style:table-cell-properties fo:background-color="#bf819e" fo:wrap-option="wrap" fo:border="none" style:vertical-align="middle"/>
      <style:text-properties style:use-window-font-color="true"/>
    </style:style>
    <style:style style:name="ce42" style:family="table-cell" style:parent-style-name="Default">
      <style:table-cell-properties fo:background-color="#afd095" fo:border="none" style:vertical-align="middle"/>
      <style:text-properties style:use-window-font-color="true"/>
    </style:style>
    <style:style style:name="ce55" style:family="table-cell" style:parent-style-name="Default">
      <style:table-cell-properties fo:background-color="#afd095" fo:wrap-option="wrap" fo:border="none" style:vertical-align="middle"/>
      <style:text-properties style:use-window-font-color="true"/>
    </style:style>
    <style:style style:name="ce65" style:family="table-cell" style:parent-style-name="Default">
      <style:table-cell-properties fo:background-color="#b2b2b2" fo:border="none" style:vertical-align="middle"/>
      <style:text-properties style:use-window-font-color="true"/>
    </style:style>
    <style:style style:name="ce34" style:family="table-cell" style:parent-style-name="Default">
      <style:table-cell-properties fo:background-color="#afd095"/>
      <style:text-properties style:use-window-font-color="true"/>
    </style:style>
    <style:style style:name="ce36" style:family="table-cell" style:parent-style-name="Default">
      <style:table-cell-properties fo:background-color="#afd095"/>
    </style:style>
    <style:style style:name="ce33" style:family="table-cell" style:parent-style-name="Default">
      <style:table-cell-properties fo:background-color="#afd095" style:vertical-align="middle"/>
      <style:text-properties style:use-window-font-color="true"/>
    </style:style>
    <style:style style:name="ce38" style:family="table-cell" style:parent-style-name="Default">
      <style:table-cell-properties fo:background-color="#afd095" fo:border="none"/>
      <style:text-properties style:use-window-font-color="true"/>
    </style:style>
    <style:style style:name="ce87" style:family="table-cell" style:parent-style-name="Default">
      <style:table-cell-properties fo:background-color="#b2b2b2" fo:wrap-option="wrap" fo:border="none" style:vertical-align="middle"/>
      <style:text-properties style:use-window-font-color="true"/>
    </style:style>
    <style:style style:name="ce35" style:family="table-cell" style:parent-style-name="Default">
      <style:table-cell-properties fo:background-color="#afd095" fo:wrap-option="wrap" style:vertical-align="middle"/>
      <style:text-properties style:use-window-font-color="true"/>
    </style:style>
    <style:style style:name="ce100" style:family="table-cell" style:parent-style-name="Default">
      <style:table-cell-properties fo:background-color="#ec9ba4" fo:border="none" style:vertical-align="middle"/>
      <style:text-properties style:use-window-font-color="true"/>
    </style:style>
    <style:style style:name="ce101" style:family="table-cell" style:parent-style-name="Default">
      <style:table-cell-properties fo:background-color="#ec9ba4" fo:wrap-option="wrap" fo:border="none" style:vertical-align="middle"/>
      <style:text-properties style:use-window-font-color="true"/>
    </style:style>
    <style:style style:name="ce4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ardien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61" office:value-type="string" calcext:value-type="string">
            <text:p>name</text:p>
          </table:table-cell>
          <table:table-cell table:style-name="ce61" office:value-type="string" calcext:value-type="string">
            <text:p>typeSkill</text:p>
          </table:table-cell>
          <table:table-cell table:style-name="ce61" office:value-type="string" calcext:value-type="string">
            <text:p>group</text:p>
          </table:table-cell>
          <table:table-cell table:style-name="ce61" office:value-type="string" calcext:value-type="string">
            <text:p>speciality</text:p>
          </table:table-cell>
          <table:table-cell table:style-name="ce61" office:value-type="string" calcext:value-type="string">
            <text:p>level</text:p>
          </table:table-cell>
          <table:table-cell table:style-name="ce61" office:value-type="string" calcext:value-type="string">
            <text:p>timeCasting</text:p>
          </table:table-cell>
          <table:table-cell table:style-name="ce61" office:value-type="string" calcext:value-type="string">
            <text:p>timeReloading</text:p>
          </table:table-cell>
          <table:table-cell table:style-name="ce61" office:value-type="string" calcext:value-type="string">
            <text:p>image</text:p>
          </table:table-cell>
          <table:table-cell table:style-name="ce67" office:value-type="string" calcext:value-type="string">
            <text:p>description</text:p>
          </table:table-cell>
          <table:table-cell table:style-name="ce61" office:value-type="string" calcext:value-type="string">
            <text:p>caractsUse</text:p>
          </table:table-cell>
          <table:table-cell table:style-name="ce61" office:value-type="string" calcext:value-type="string">
            <text:p>caractsTarget</text:p>
          </table:table-cell>
          <table:table-cell table:style-name="ce61" office:value-type="string" calcext:value-type="string">
            <text:p>effect</text:p>
          </table:table-cell>
          <table:table-cell table:style-name="ce61" office:value-type="string" calcext:value-type="string">
            <text:p>effect0</text:p>
          </table:table-cell>
          <table:table-cell table:style-name="ce61" office:value-type="string" calcext:value-type="string">
            <text:p>effect1</text:p>
          </table:table-cell>
          <table:table-cell table:style-name="ce61" office:value-type="string" calcext:value-type="string">
            <text:p>effect2</text:p>
          </table:table-cell>
          <table:table-cell table:style-name="ce61" office:value-type="string" calcext:value-type="string">
            <text:p>effect3</text:p>
          </table:table-cell>
          <table:table-cell table:style-name="ce69" table:number-columns-repeated="1007"/>
          <table:table-cell table:style-name="ce70"/>
        </table:table-row>
        <table:table-row table:style-name="ro2">
          <table:table-cell office:value-type="string" calcext:value-type="string">
            <text:p>Barrière de détournement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Gardi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s projectiles qui vous touchent sont renvoyés vers ceux qui les ont lancés. Cela n'empêche toutefois pas ces projectiles d'avoir leur effet normal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rovocation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Gardi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voque les ennemis tout autour de vous. Narguez-les pour qu'ils vous attaquent.</text:p>
          </table:table-cell>
          <table:table-cell table:number-columns-repeated="2"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hamp de forc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Gardi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 Champ de force permet de créer une couche protectrice sur la cible. Un lien visible se crée entre le lanceur et la cibl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up handicapant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evali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stropie la cible et tous les autres personnages proches à l'aide d'un grand balayage.</text:p>
          </table:table-cell>
          <table:table-cell office:value-type="string" calcext:value-type="string">
            <text:p>VIG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ourbillon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evali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ffectuez une attaque tourbillonnante, qui inflige des dégâts physiques aux ennemis autour de vous.</text:p>
          </table:table-cell>
          <table:table-cell office:value-type="string" calcext:value-type="string">
            <text:p>VIG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La total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evali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écute une terrible attaque infligeant des dégâts physiqu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nge gardien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s dégâts subis par vos alliés à portée de corps à corps sont redirigés vers vou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ri de ralliement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cible récupère de la vitalité et de l'armure magique en fonction du nombre d'alliés et de totems à proximité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ejet du Chaos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<text:s/>+4 à la CA contre les attaques des créatures chaotique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Rejet du Mal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+4 à la CA contre les attaques des créatures mauvaise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Puissance divine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Bonus à l’attaque, +6 en For et +1 pv/niveau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Délivrance de la paralysie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élivre de la paralysie, d’immobilisation et de lenteur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Épée sainte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’arme devient +5 et inflige +2d6 points de dégâts contre le Mal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Protection d’autrui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e PJ subit 1/2 dégâts à la place du suje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Annulation d’enchantement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ibère la cible des enchantements, des altérations, des malédictions et de la pétrification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Immunité contre les sorts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Immunise le sujet contre 1 sort/4 niveaux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Manteau du Chaos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Gardie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+4 à la CA, bonus de résistance de +4 et RM de 25 contre les sorts de la Loi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Discours captivant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Gardie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aptive à 30 m (+ 3 m/niveau) à la rond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 table:number-rows-repeated="6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8">
          <table:table-cell table:style-name="ce63"/>
          <table:table-cell table:style-name="Default" table:number-columns-repeated="3"/>
          <table:table-cell table:style-name="ce66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27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0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ine" table:style-name="ta1">
        <table:table-column table:style-name="co1" table:default-cell-style-name="ce74"/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default-cell-style-name="ce77"/>
        <table:table-column table:style-name="co6" table:default-cell-style-name="ce77"/>
        <table:table-column table:style-name="co4" table:default-cell-style-name="ce77"/>
        <table:table-column table:style-name="co7" table:default-cell-style-name="ce77"/>
        <table:table-column table:style-name="co8" table:default-cell-style-name="ce79"/>
        <table:table-column table:style-name="co9" table:default-cell-style-name="ce74"/>
        <table:table-column table:style-name="co10" table:default-cell-style-name="ce77"/>
        <table:table-column table:style-name="co11" table:number-columns-repeated="5" table:default-cell-style-name="ce77"/>
        <table:table-column table:style-name="co12" table:number-columns-repeated="1007" table:default-cell-style-name="ce77"/>
        <table:table-column table:style-name="co12" table:default-cell-style-name="ce75"/>
        <table:table-row table:style-name="ro1">
          <table:table-cell table:style-name="ce73" office:value-type="string" calcext:value-type="string">
            <text:p>name</text:p>
          </table:table-cell>
          <table:table-cell table:style-name="ce73" office:value-type="string" calcext:value-type="string">
            <text:p>typeSkill</text:p>
          </table:table-cell>
          <table:table-cell table:style-name="ce73" office:value-type="string" calcext:value-type="string">
            <text:p>group</text:p>
          </table:table-cell>
          <table:table-cell table:style-name="ce73" office:value-type="string" calcext:value-type="string">
            <text:p>speciality</text:p>
          </table:table-cell>
          <table:table-cell table:style-name="ce73" office:value-type="string" calcext:value-type="string">
            <text:p>level</text:p>
          </table:table-cell>
          <table:table-cell table:style-name="ce73" office:value-type="string" calcext:value-type="string">
            <text:p>timeCasting</text:p>
          </table:table-cell>
          <table:table-cell table:style-name="ce73" office:value-type="string" calcext:value-type="string">
            <text:p>timeReloading</text:p>
          </table:table-cell>
          <table:table-cell table:style-name="ce73" office:value-type="string" calcext:value-type="string">
            <text:p>image</text:p>
          </table:table-cell>
          <table:table-cell table:style-name="ce78" office:value-type="string" calcext:value-type="string">
            <text:p>description</text:p>
          </table:table-cell>
          <table:table-cell table:style-name="ce73" office:value-type="string" calcext:value-type="string">
            <text:p>caractsUse</text:p>
          </table:table-cell>
          <table:table-cell table:style-name="ce73" office:value-type="string" calcext:value-type="string">
            <text:p>caractsTarget</text:p>
          </table:table-cell>
          <table:table-cell table:style-name="ce73" office:value-type="string" calcext:value-type="string">
            <text:p>effect</text:p>
          </table:table-cell>
          <table:table-cell table:style-name="ce73" office:value-type="string" calcext:value-type="string">
            <text:p>effect0</text:p>
          </table:table-cell>
          <table:table-cell table:style-name="ce73" office:value-type="string" calcext:value-type="string">
            <text:p>effect1</text:p>
          </table:table-cell>
          <table:table-cell table:style-name="ce73" office:value-type="string" calcext:value-type="string">
            <text:p>effect2</text:p>
          </table:table-cell>
          <table:table-cell table:style-name="ce73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Piqué du phénix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Moi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bondissez dans les airs vers la position de la cible, en créant une surface de feu à l'atterrissage.</text:p>
          </table:table-cell>
          <table:table-cell office:value-type="string" calcext:value-type="string">
            <text:p>HAB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afal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Moi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ermet d'exécuter trois attaques rapides, infligeant chacune des dégâts physiqu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table:style-name="ce75" office:value-type="string" calcext:value-type="string">
            <text:p>Contrôle des vents </text:p>
          </table:table-cell>
          <table:table-cell office:value-type="string" calcext:value-type="string">
            <text:p>UTILE</text:p>
          </table:table-cell>
          <table:table-cell table:style-name="ce75"/>
          <table:table-cell table:style-name="ce75" office:value-type="string" calcext:value-type="string">
            <text:p>Dervich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5"/>
          <table:table-cell table:style-name="ce66" office:value-type="string" calcext:value-type="string">
            <text:p>Modifie la direction et la force du vent. </text:p>
          </table:table-cell>
          <table:table-cell office:value-type="string" calcext:value-type="string">
            <text:p>POU</text:p>
          </table:table-cell>
          <table:table-cell table:style-name="ce75"/>
          <table:table-cell table:number-columns-repeated="1013"/>
        </table:table-row>
        <table:table-row table:style-name="ro1">
          <table:table-cell table:style-name="Default" office:value-type="string" calcext:value-type="string">
            <text:p>Magie des ombres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Dervich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Reproduit les évocations de 4e niveau ou moins ; 20 % sont réelles. </text:p>
          </table:table-cell>
          <table:table-cell office:value-type="string" calcext:value-type="string">
            <text:p>POU</text:p>
          </table:table-cell>
          <table:table-cell table:style-name="Default"/>
          <table:table-cell table:number-columns-repeated="1013"/>
        </table:table-row>
        <table:table-row table:style-name="ro1" table:number-rows-repeated="49">
          <table:table-cell table:style-name="ce76"/>
          <table:table-cell table:style-name="Default" table:number-columns-repeated="8"/>
          <table:table-cell table:style-name="ce76"/>
          <table:table-cell table:style-name="Default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1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ssassin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81" office:value-type="string" calcext:value-type="string">
            <text:p>name</text:p>
          </table:table-cell>
          <table:table-cell table:style-name="ce81" office:value-type="string" calcext:value-type="string">
            <text:p>typeSkill</text:p>
          </table:table-cell>
          <table:table-cell table:style-name="ce81" office:value-type="string" calcext:value-type="string">
            <text:p>group</text:p>
          </table:table-cell>
          <table:table-cell table:style-name="ce81" office:value-type="string" calcext:value-type="string">
            <text:p>speciality</text:p>
          </table:table-cell>
          <table:table-cell table:style-name="ce81" office:value-type="string" calcext:value-type="string">
            <text:p>level</text:p>
          </table:table-cell>
          <table:table-cell table:style-name="ce81" office:value-type="string" calcext:value-type="string">
            <text:p>timeCasting</text:p>
          </table:table-cell>
          <table:table-cell table:style-name="ce81" office:value-type="string" calcext:value-type="string">
            <text:p>timeReloading</text:p>
          </table:table-cell>
          <table:table-cell table:style-name="ce81" office:value-type="string" calcext:value-type="string">
            <text:p>image</text:p>
          </table:table-cell>
          <table:table-cell table:style-name="ce82" office:value-type="string" calcext:value-type="string">
            <text:p>description</text:p>
          </table:table-cell>
          <table:table-cell table:style-name="ce81" office:value-type="string" calcext:value-type="string">
            <text:p>caractsUse</text:p>
          </table:table-cell>
          <table:table-cell table:style-name="ce81" office:value-type="string" calcext:value-type="string">
            <text:p>caractsTarget</text:p>
          </table:table-cell>
          <table:table-cell table:style-name="ce81" office:value-type="string" calcext:value-type="string">
            <text:p>effect</text:p>
          </table:table-cell>
          <table:table-cell table:style-name="ce81" office:value-type="string" calcext:value-type="string">
            <text:p>effect0</text:p>
          </table:table-cell>
          <table:table-cell table:style-name="ce81" office:value-type="string" calcext:value-type="string">
            <text:p>effect1</text:p>
          </table:table-cell>
          <table:table-cell table:style-name="ce81" office:value-type="string" calcext:value-type="string">
            <text:p>effect2</text:p>
          </table:table-cell>
          <table:table-cell table:style-name="ce81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5">
          <table:table-cell office:value-type="string" calcext:value-type="string">
            <text:p>Marque sanguin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Assass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arque la cible ennemie. Si celle-ci meurt dans les 2 prochains tours, vous récupérez de la vitalité. En revanche, si la cible survit, c'est elle qui se soigne complètement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pli stratégiqu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Assass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éaliser un bond surnaturel dans une direction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Écran de fumé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Assass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rée tout autour de vous un nuage de fumée qui vous dissimul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ag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des dégâts physiques et Handicap à la cible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Premiers secours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eut rendre des PV à la cible. Une fois possible par blessure. Supprime Handicap, Renversement, Cécité, Silence, Hémorragie, Brûlure, Empoisonnement et Maladie.</text:p>
          </table:table-cell>
          <table:table-cell office:value-type="string" calcext:value-type="string">
            <text:p>INT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cochet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re une flèche normale qui inflige des dégâts puis bifurque vers sa prochaine cible un maximum de 2 fois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ir dans le ciel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sautez dans les airs avant de tirer, ce qui vous permet de bénéficier d'un bonus aux dégâts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lée de flèches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5 flèches s'abattent sur la zone ciblée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as de Morphé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LameOm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ause des dégâts physiques et inflige Atrophie : votre cible ne peut plus utiliser d'armes ni de compétences liées à celles-ci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e corrompu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LameOm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oup de dague causant des dégâts physiques et infligeant Putréfaction et Maladi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ruauté terrifiant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LameOm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oup de dague causant des dégâts et infligeant Hémorragie et Terreur à la victime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Eventail de poignards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LameOm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lancez une dague sur chaque ennemi autour de vous, ce qui leur inflige des dégâts physiques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Grâce félin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Assassi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nfère +4 en Dex pendant 1 minute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Invisibilité suprêm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Assassi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mme invisibilité, mais continue quand le sujet attaqu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Accord paralysant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Assassi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 Immobilise un humanoïde pour 1 round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Invisibilité 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Assassi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Sujet invisible pendant 1 minute/niveau ou jusqu’à ce qu’il attaqu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Mise à mort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Assassi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Achève une créature mourante ; le PJ gagne temporairement 1d8 pv, +2 en Force et +1 niveau 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Détection des passages secrets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Assassi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évèle les passages secrets à 18 m ou moin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ollet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rée un piège magique tout simpl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Détection des collets et des fosses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étecte pièges naturels ou primitif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 table:number-rows-repeated="7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4">
          <table:table-cell table:style-name="Default" table:number-columns-repeated="3"/>
          <table:table-cell table:style-name="ce66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7">
          <table:table-cell table:style-name="ce63"/>
          <table:table-cell table:style-name="Default" table:number-columns-repeated="2"/>
          <table:table-cell table:style-name="ce66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25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0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retteur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83" office:value-type="string" calcext:value-type="string">
            <text:p>name</text:p>
          </table:table-cell>
          <table:table-cell table:style-name="ce83" office:value-type="string" calcext:value-type="string">
            <text:p>typeSkill</text:p>
          </table:table-cell>
          <table:table-cell table:style-name="ce83" office:value-type="string" calcext:value-type="string">
            <text:p>group</text:p>
          </table:table-cell>
          <table:table-cell table:style-name="ce83" office:value-type="string" calcext:value-type="string">
            <text:p>speciality</text:p>
          </table:table-cell>
          <table:table-cell table:style-name="ce83" office:value-type="string" calcext:value-type="string">
            <text:p>level</text:p>
          </table:table-cell>
          <table:table-cell table:style-name="ce83" office:value-type="string" calcext:value-type="string">
            <text:p>timeCasting</text:p>
          </table:table-cell>
          <table:table-cell table:style-name="ce83" office:value-type="string" calcext:value-type="string">
            <text:p>timeReloading</text:p>
          </table:table-cell>
          <table:table-cell table:style-name="ce83" office:value-type="string" calcext:value-type="string">
            <text:p>image</text:p>
          </table:table-cell>
          <table:table-cell table:style-name="ce84" office:value-type="string" calcext:value-type="string">
            <text:p>description</text:p>
          </table:table-cell>
          <table:table-cell table:style-name="ce83" office:value-type="string" calcext:value-type="string">
            <text:p>caractsUse</text:p>
          </table:table-cell>
          <table:table-cell table:style-name="ce83" office:value-type="string" calcext:value-type="string">
            <text:p>caractsTarget</text:p>
          </table:table-cell>
          <table:table-cell table:style-name="ce83" office:value-type="string" calcext:value-type="string">
            <text:p>effect</text:p>
          </table:table-cell>
          <table:table-cell table:style-name="ce83" office:value-type="string" calcext:value-type="string">
            <text:p>effect0</text:p>
          </table:table-cell>
          <table:table-cell table:style-name="ce83" office:value-type="string" calcext:value-type="string">
            <text:p>effect1</text:p>
          </table:table-cell>
          <table:table-cell table:style-name="ce83" office:value-type="string" calcext:value-type="string">
            <text:p>effect2</text:p>
          </table:table-cell>
          <table:table-cell table:style-name="ce83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Au coeur de la mêlé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ret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gagnez un bonus d’attaque si un allié est proche. Plus on est de fous, plus on rit !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ssaut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ret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attaquez à 4 reprises avec une rapidité stupéfiante, chacun de vos coups infligeant des dégâts physiques.</text:p>
          </table:table-cell>
          <table:table-cell table:number-columns-repeated="2" office:value-type="string" calcext:value-type="string">
            <text:p>VIG, HAB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Echauffement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ret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 Berserker permet de booster temporairement la Vigueur et la compétence Combat. La Vigueur peut surpasser les limites du corps, soit 5... mais perdra alors 1 PV à la fin du Berserker. Si la Vigueur atteint ou surpasse 5, alors qu'avant il était plus bas... le lanceur gagne automatiquement 1 PV max en plus durant le Berserker. (Ce PV pris est temporaire, dû à la résistance physique d'une Vigueur à 5, et ne compte pas comme contrecoup)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ttaque éclair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DanseurSa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sse d'une cible à l'autre en touchant jusqu'à 2 cibles et inflige des dégâts physiques à chacune d'elles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Héroïsm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Bret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nfère +4 aux jets d’attaque, jets de dégâts et tests de compétence ; immunité contre la terreur ; pv temporair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 table:number-rows-repeated="3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Default" table:number-columns-repeated="2"/>
          <table:table-cell table:style-name="ce66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46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orcier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85" office:value-type="string" calcext:value-type="string">
            <text:p>name</text:p>
          </table:table-cell>
          <table:table-cell table:style-name="ce85" office:value-type="string" calcext:value-type="string">
            <text:p>typeSkill</text:p>
          </table:table-cell>
          <table:table-cell table:style-name="ce85" office:value-type="string" calcext:value-type="string">
            <text:p>group</text:p>
          </table:table-cell>
          <table:table-cell table:style-name="ce85" office:value-type="string" calcext:value-type="string">
            <text:p>speciality</text:p>
          </table:table-cell>
          <table:table-cell table:style-name="ce85" office:value-type="string" calcext:value-type="string">
            <text:p>level</text:p>
          </table:table-cell>
          <table:table-cell table:style-name="ce85" office:value-type="string" calcext:value-type="string">
            <text:p>timeCasting</text:p>
          </table:table-cell>
          <table:table-cell table:style-name="ce85" office:value-type="string" calcext:value-type="string">
            <text:p>timeReloading</text:p>
          </table:table-cell>
          <table:table-cell table:style-name="ce85" office:value-type="string" calcext:value-type="string">
            <text:p>image</text:p>
          </table:table-cell>
          <table:table-cell table:style-name="ce86" office:value-type="string" calcext:value-type="string">
            <text:p>description</text:p>
          </table:table-cell>
          <table:table-cell table:style-name="ce85" office:value-type="string" calcext:value-type="string">
            <text:p>caractsUse</text:p>
          </table:table-cell>
          <table:table-cell table:style-name="ce85" office:value-type="string" calcext:value-type="string">
            <text:p>caractsTarget</text:p>
          </table:table-cell>
          <table:table-cell table:style-name="ce85" office:value-type="string" calcext:value-type="string">
            <text:p>effect</text:p>
          </table:table-cell>
          <table:table-cell table:style-name="ce85" office:value-type="string" calcext:value-type="string">
            <text:p>effect0</text:p>
          </table:table-cell>
          <table:table-cell table:style-name="ce85" office:value-type="string" calcext:value-type="string">
            <text:p>effect1</text:p>
          </table:table-cell>
          <table:table-cell table:style-name="ce85" office:value-type="string" calcext:value-type="string">
            <text:p>effect2</text:p>
          </table:table-cell>
          <table:table-cell table:style-name="ce85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2">
          <table:table-cell office:value-type="string" calcext:value-type="string">
            <text:p>Supernova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plose en créant des surfaces de feu et en infligeant des dégâts de feu dans une large zone tout autour de vous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number-columns-repeated="1008"/>
        </table:table-row>
        <table:table-row table:style-name="ro3">
          <table:table-cell office:value-type="string" calcext:value-type="string">
            <text:p>Fouet de feu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ttaque à longue portée causant des dégâts de feu à une cible unique, tout en lui infligeant Cécité et Brûlure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number-columns-repeated="1008"/>
        </table:table-row>
        <table:table-row table:style-name="ro3">
          <table:table-cell office:value-type="string" calcext:value-type="string">
            <text:p>Boule de feu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nce une sphère enflammée qui explose et inflige des dégâts de feu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Plui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rée une surface d'eau qui s'étend et éteint les flammes. Inflige l'état Humidité aux personnages présents dans la zone.</text:p>
          </table:table-cell>
          <table:table-cell office:value-type="string" calcext:value-type="string">
            <text:p>POU</text:p>
          </table:table-cell>
          <table:table-cell/>
          <table:table-cell table:style-name="ce71" table:number-columns-repeated="5"/>
          <table:table-cell table:number-columns-repeated="1008"/>
        </table:table-row>
        <table:table-row table:style-name="ro5">
          <table:table-cell office:value-type="string" calcext:value-type="string">
            <text:p>Armure de givr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glace forme une barrière autour de la cible, ce qui lui confère un bonus défensif. Fait disparaître Brûlure, Empoisonnement, Etourdissement, Gel, Suffocation et Pétrification.</text:p>
          </table:table-cell>
          <table:table-cell office:value-type="string" calcext:value-type="string">
            <text:p>POU</text:p>
          </table:table-cell>
          <table:table-cell/>
          <table:table-cell table:style-name="ce71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Refroidissement climatiqu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Coup de froid aux ennemis autour de vous, qui subissent des dégâts d'eau. Gèle toutes les surfaces vulnérables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Stase cryogéniqu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cible alliée se retrouve cryogénisée, ce qui la rend incapable d'agir mais l'immunise contre tous les dégâts et la soigne sur la durée.</text:p>
          </table:table-cell>
          <table:table-cell office:value-type="string" calcext:value-type="string">
            <text:p>POU</text:p>
          </table:table-cell>
          <table:table-cell/>
          <table:table-cell table:style-name="ce71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Blizzard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 éclats de glace tombent du ciel. Chacun d'entre eux inflige des dégâts d'eau aux personnages qui se trouvent dans un rayon de 15m autour de la zone d'impact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, HAB</text:p>
          </table:table-cell>
          <table:table-cell table:style-name="ce71" table:number-columns-repeated="5"/>
          <table:table-cell table:number-columns-repeated="1008"/>
        </table:table-row>
        <table:table-row table:style-name="ro3">
          <table:table-cell office:value-type="string" calcext:value-type="string">
            <text:p>Décharge électriqu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jette une décharge électrique infligeant des dégâts d'air à la cible. Inflige Etat de choc. 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oucher électriqu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Etat de choc à une cible se trouvant à portée de main et lui cause des dégâts d'air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clair hébétant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foudre tombe du ciel, causant des dégâts d'air à tous les personnages pris dans la zone d'effet et leur infligeant Etat de choc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Tornad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e tornade traverse aléatoirement le champ de bataille, supprimant les surfaces et révélant les personnages invisibles. Fait également disparaître Invisibilité, Brûlure et Lenteur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perconducteur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nce de longues étincelles sur tous les ennemis présents dans la zone d'effet, ce qui leur cause des dégâts d'air et leur inflige Etat de choc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2">
          <table:table-cell office:value-type="string" calcext:value-type="string">
            <text:p>Electrocution en chaîn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re un éclair étourdissant qui se divise à l'impact un maximum de 8 fois dans un rayon de 8m et inflige des dégâts d'air à chaque cible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2">
          <table:table-cell office:value-type="string" calcext:value-type="string">
            <text:p>Orag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e tempête fait rage dans la zone d'effet, et elle projette des éclairs sur les ennemis, chacun d'entre eux infligeant des dégâts d'air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, HAB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3">
          <table:table-cell office:value-type="string" calcext:value-type="string">
            <text:p>Empalement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rea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s pieux empalent tous les personnages et objets, leur infligeant Handicap et des dégâts de terre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3">
          <table:table-cell office:value-type="string" calcext:value-type="string">
            <text:p>Tremblement de terr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rea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des dégâts de terre et Renversement aux personnages ennemis et aux objets autour de vous. 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3">
          <table:table-cell office:value-type="string" calcext:value-type="string">
            <text:p>Eruption pyroclastiqu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rea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lusieurs rochers pleins de pétrole explosent en direction de tous les ennemis dans la zone d'effet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1">
          <table:table-cell table:style-name="ce66" office:value-type="string" calcext:value-type="string">
            <text:p>Appel de la tempête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mais 5d6 points de dégâts par éclair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Appel de la foudre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Appelle la foudre (3d6 points de dégâts par éclair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Tempête de neige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Réduit la visibilité et gêne les déplacement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Lueurs hypnotiques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Fascine (2d4 + niveau) DV de créatur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Métal brûlant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Crea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Chauffe le métal et inflige des dégâts à qui le touch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Métal gelé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Crea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Gèle le métal et inflige des dégâts à qui le touch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Œil indiscret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1d4 yeux flottants, +1/niveau, servant d’éclaireur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Bouclier magique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isque invisible conférant +4 à la CA et protégeant des projectiles magiqu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Agrandissement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ouble la taille d’un humanoïd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ommunication à distance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Envoie un message quelle que soit la distanc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Lévitation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a cible monte ou descend au gré du PJ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Ténèbres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Obscurité surnaturelle sur 6 m de rayon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Lien télépathiqu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e communiquer mentalement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Feuille mort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alentit la chut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Rapetissement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éduit la taille d’un humanoïde de moitié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Mot de <text:s/>rappel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Téléporte le PJ à un endroit choisi à l’avanc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Accio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Téléporte un objet visible dans sa main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Vision lucide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e voir les choses telles qu’elles son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Pétrification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Crea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Transforme la cible en statu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 table:number-rows-repeated="8">
          <table:table-cell table:style-name="ce63"/>
          <table:table-cell table:style-name="Default" table:number-columns-repeated="3"/>
          <table:table-cell table:style-name="ce66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8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Default" table:number-columns-repeated="3"/>
          <table:table-cell table:style-name="ce66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5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9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vocateur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91" office:value-type="string" calcext:value-type="string">
            <text:p>name</text:p>
          </table:table-cell>
          <table:table-cell table:style-name="ce91" office:value-type="string" calcext:value-type="string">
            <text:p>typeSkill</text:p>
          </table:table-cell>
          <table:table-cell table:style-name="ce91" office:value-type="string" calcext:value-type="string">
            <text:p>group</text:p>
          </table:table-cell>
          <table:table-cell table:style-name="ce91" office:value-type="string" calcext:value-type="string">
            <text:p>speciality</text:p>
          </table:table-cell>
          <table:table-cell table:style-name="ce91" office:value-type="string" calcext:value-type="string">
            <text:p>level</text:p>
          </table:table-cell>
          <table:table-cell table:style-name="ce91" office:value-type="string" calcext:value-type="string">
            <text:p>timeCasting</text:p>
          </table:table-cell>
          <table:table-cell table:style-name="ce91" office:value-type="string" calcext:value-type="string">
            <text:p>timeReloading</text:p>
          </table:table-cell>
          <table:table-cell table:style-name="ce91" office:value-type="string" calcext:value-type="string">
            <text:p>image</text:p>
          </table:table-cell>
          <table:table-cell table:style-name="ce93" office:value-type="string" calcext:value-type="string">
            <text:p>description</text:p>
          </table:table-cell>
          <table:table-cell table:style-name="ce91" office:value-type="string" calcext:value-type="string">
            <text:p>caractsUse</text:p>
          </table:table-cell>
          <table:table-cell table:style-name="ce91" office:value-type="string" calcext:value-type="string">
            <text:p>caractsTarget</text:p>
          </table:table-cell>
          <table:table-cell table:style-name="ce91" office:value-type="string" calcext:value-type="string">
            <text:p>effect</text:p>
          </table:table-cell>
          <table:table-cell table:style-name="ce91" office:value-type="string" calcext:value-type="string">
            <text:p>effect0</text:p>
          </table:table-cell>
          <table:table-cell table:style-name="ce91" office:value-type="string" calcext:value-type="string">
            <text:p>effect1</text:p>
          </table:table-cell>
          <table:table-cell table:style-name="ce91" office:value-type="string" calcext:value-type="string">
            <text:p>effect2</text:p>
          </table:table-cell>
          <table:table-cell table:style-name="ce91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Evocation d'incarnation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ppelle un élémentaire personnel correspondant à la surface de sol sur laquelle il est invoqué. Votre incarnation peut être renforcée à l'aide d'insufflation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ufflation de double vu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ébloque les attaques à distance pour votre incarnation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Insufflation d'ombr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tre incarnation apprend à devenir invisible et à frapper vos adversaires à l'aide d'une attaque corrosiv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Insufflation de distorsion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'incarnation apprend une compétence de téléportation, ainsi qu'une compétence qui lui permet de changer de place avec son maîtr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rcharg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créature invoquée ou le totem inflige 100% de dégâts de base supplémentaires pendant son prochain tour, puis meurt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Insufflation élémentair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Pele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ransforme l'élément de l'incarnation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Sagesse du hibou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Confère +1 en INT temporairement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Force de taureau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Confère +1 en VIG temporairement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Grâce féline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Confère +1 en HAB temporairement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Vermine géante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Transforme les vermines (mille-pattes, scorpions, araignées...) en vermine géant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roissance animale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Double la taille d’un animal avec +1 en VIG mais -1 en HAB.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Éveil animal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Rend un animal intelligent.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Immobilisation d’animal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Immobilise un animal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Nuée grouillante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Convoque une nuée de chauves-souris, rats ou araignées.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66" office:value-type="string" calcext:value-type="string">
            <text:p>Détection de la faune ou de la flore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Détecte espèces de plantes ou d’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mmunication avec les animaux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Permet de communiquer avec les 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Apaisement des animaux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Calme (2d4 + niveau) DV d’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Possession animale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1 allié/niveau possède l’animal choisi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Apaisement des émotion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alme des créature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offre secret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ffre caché dans le plan Éthéré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oursier fantôme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rée un cheval magique pour 1 heure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Simulacrr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rée un double partiellement réel du sujet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Ancre dimensionnell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Empêche tout déplacement extradimensionnel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Renvoi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Force une créature à repartir dans son plan d’origin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Animation d’objets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es objets attaquent les adversaires du PJ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hangement de plan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e changer de plan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Tentacules noirs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Tentacules attaquant les créatures un rayon de 4,50 m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Rapetissement d’animal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éduit la taille d’un animal consentan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 table:number-rows-repeated="6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Default" table:number-columns-repeated="3"/>
          <table:table-cell table:style-name="ce66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7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9">
          <table:table-cell table:style-name="ce63"/>
          <table:table-cell table:style-name="ce66"/>
          <table:table-cell table:style-name="Default" table:number-columns-repeated="3"/>
          <table:table-cell table:style-name="ce66" table:number-columns-repeated="4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6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chanteur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8">
          <table:table-cell table:style-name="ce94" office:value-type="string" calcext:value-type="string">
            <text:p>name</text:p>
          </table:table-cell>
          <table:table-cell table:style-name="ce94" office:value-type="string" calcext:value-type="string">
            <text:p>typeSkill</text:p>
          </table:table-cell>
          <table:table-cell table:style-name="ce94" office:value-type="string" calcext:value-type="string">
            <text:p>group</text:p>
          </table:table-cell>
          <table:table-cell table:style-name="ce94" office:value-type="string" calcext:value-type="string">
            <text:p>speciality</text:p>
          </table:table-cell>
          <table:table-cell table:style-name="ce94" office:value-type="string" calcext:value-type="string">
            <text:p>level</text:p>
          </table:table-cell>
          <table:table-cell table:style-name="ce94" office:value-type="string" calcext:value-type="string">
            <text:p>timeCasting</text:p>
          </table:table-cell>
          <table:table-cell table:style-name="ce94" office:value-type="string" calcext:value-type="string">
            <text:p>timeReloading</text:p>
          </table:table-cell>
          <table:table-cell table:style-name="ce94" office:value-type="string" calcext:value-type="string">
            <text:p>image</text:p>
          </table:table-cell>
          <table:table-cell table:style-name="ce95" office:value-type="string" calcext:value-type="string">
            <text:p>description</text:p>
          </table:table-cell>
          <table:table-cell table:style-name="ce94" office:value-type="string" calcext:value-type="string">
            <text:p>caractsUse</text:p>
          </table:table-cell>
          <table:table-cell table:style-name="ce94" office:value-type="string" calcext:value-type="string">
            <text:p>caractsTarget</text:p>
          </table:table-cell>
          <table:table-cell table:style-name="ce94" office:value-type="string" calcext:value-type="string">
            <text:p>effect</text:p>
          </table:table-cell>
          <table:table-cell table:style-name="ce94" office:value-type="string" calcext:value-type="string">
            <text:p>effect0</text:p>
          </table:table-cell>
          <table:table-cell table:style-name="ce94" office:value-type="string" calcext:value-type="string">
            <text:p>effect1</text:p>
          </table:table-cell>
          <table:table-cell table:style-name="ce94" office:value-type="string" calcext:value-type="string">
            <text:p>effect2</text:p>
          </table:table-cell>
          <table:table-cell table:style-name="ce94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9">
          <table:table-cell table:style-name="Default" office:value-type="string" calcext:value-type="string">
            <text:p>Alarm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rotège une zone pendant 2 heures/niveau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Alarm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rotège une zone pendant 2 heures/niv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Antidétection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rotège contre la scrutation et les divination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Bouche magiqu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élivre un message quand on la déclenche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Champ de forc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Nul ne peut approcher du PJ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Contrat suprêm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ntrat qui non appliqué, inflige Mort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Déblocag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 Ouvre les portes fermé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Dissimulation d’objet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issimule un objet à la scrutation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Dissipation de la magi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Annule sorts et effets magiques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Echantement aléatoir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'enchantement des plumes leur donne un effet au contact de la peau de la cible. Il suffit d'un contact plume-peau, sans forcément lancer / détacher ses plumes. L'enchantement ne fonctionne que pour un seul contact, et peut s'enlever si voulu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INT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Evitement surnaturel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'esquive de la cible augmente de façon important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1">
          <table:table-cell office:value-type="string" calcext:value-type="string">
            <text:p>Fortification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onfère un bonus défensif. Supprime les effets d'Empoisonnement, d'Hémorragie, de Brûlure et de Putréfaction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Glyphe de gard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Inscription affectant ceux qui la touchen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2">
          <table:table-cell office:value-type="string" calcext:value-type="string">
            <text:p>Hât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ugmente sa vitesse de déplacement. Supprime Lenteur et Handicap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Identification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évèle les propriétés d’un objet magiqu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Localisation d’objet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Indique la direction de l’objet cherché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Localisation de créatur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Indique la direction d’une créature connu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Négation de l’invisibilité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issipe l’invisibilité sur 1,50 m/niveau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2">
          <table:table-cell office:value-type="string" calcext:value-type="string">
            <text:p>Permutation du vid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change les places de deux personnages. Vous pouvez être l'un d'eux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Prévoyanc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éclenche un autre sort sous condition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Rapport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Indique où se trouvent les alliés et quel est leur éta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Refug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Enchante un objet pour ramener son possesseur jusqu’au PJ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Réparation intégral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épare totalement un obje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ceau du serpent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rée un symbole immobilisant le lecteur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crutation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’espionner le sujet à distanc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ymbole d’étourdissement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a rune étourdit les créatures proch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ymbole de douleur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a rune inflige de terribles douleur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ymbole de faibless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a rune affaiblit les créatures proche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ymbole de mort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a rune tue les créatures proch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ymbole de persuasion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a rune charme les créatures proch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ymbole de sommeil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a rune plonge les créatures proches dans un sommeil catatoniqu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2">
          <table:table-cell office:value-type="string" calcext:value-type="string">
            <text:p>Téléportation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éléporte un objet ou un personnage à l'endroit de votre choix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Transfert des sorts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Transfère des sorts du PJ au suje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Verrouillag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Bloque une port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Vision dans le noir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e voir à 18 m sans la moindre luminosité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Animation d’objets </text:p>
          </table:table-cell>
          <table:table-cell office:value-type="string" calcext:value-type="string">
            <text:p>UTILE</text:p>
          </table:table-cell>
          <table:table-cell table:style-name="ce66"/>
          <table:table-cell office:value-type="string" calcext:value-type="string">
            <text:p>Envou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es objets attaquent les adversaires du PJ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Brume mentale </text:p>
          </table:table-cell>
          <table:table-cell office:value-type="string" calcext:value-type="string">
            <text:p>UTILE</text:p>
          </table:table-cell>
          <table:table-cell table:style-name="ce66"/>
          <table:table-cell office:value-type="string" calcext:value-type="string">
            <text:p>Envou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Malus de –10 aux tests de Sagesse et jets de Volonté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2">
          <table:table-cell office:value-type="string" calcext:value-type="string">
            <text:p>Domination mental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nvou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me l'ennemi pris pour cible, ce qui l'oblige à combattre à vos côtés pendant toute la durée de l'effe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Mission </text:p>
          </table:table-cell>
          <table:table-cell office:value-type="string" calcext:value-type="string">
            <text:p>UTILE</text:p>
          </table:table-cell>
          <table:table-cell table:style-name="ce66"/>
          <table:table-cell office:value-type="string" calcext:value-type="string">
            <text:p>Envou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Assigne une tâche à une cible de 7 DV ou moin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office:value-type="string" calcext:value-type="string">
            <text:p>Regard intimidant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nvou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éduit les ennemis au silence dans un cône devant vous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Bouche magique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Délivre un message quand on la déclench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Cauchemar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Envoie des visions causant fatigue et perte de 1d10 pv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Double illusoire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end le PJ invisible et crée son double illusoir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Ecran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Empêche de voir dans une zone, même par scrutation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1">
          <table:table-cell office:value-type="string" calcext:value-type="string">
            <text:p>Hallucinations auditives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s hallucinations auditives utilise le sens de l'ouie de ses cibles pendant un certain temps. La qualité du son est forcément nette, bien réussi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Image accomplie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mme image silencieuse, plus sons, odeurs et températur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Manipulation des sons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Altère les sons ou en crée de nouve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2">
          <table:table-cell office:value-type="string" calcext:value-type="string">
            <text:p>Manteau de caméléon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confère le pouvoir de fusionner avec l'environnement, quel qu'il soit, afin de devenir invisibl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1">
          <table:table-cell office:value-type="string" calcext:value-type="string">
            <text:p>Portail entre les plans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it apparaître deux portails liés permettant à n'importe quel personnage de passer de l'un à l'autre un maximum de 4 foi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crutation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’espionner le sujet à distanc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Voile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hange l’aspect d’un groupe de créatur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ce63"/>
          <table:table-cell table:style-name="ce66" table:number-columns-repeated="5"/>
          <table:table-cell table:style-name="Default" table:number-columns-repeated="3"/>
          <table:table-cell table:style-name="ce63"/>
          <table:table-cell table:style-name="ce66"/>
          <table:table-cell table:number-columns-repeated="1013"/>
        </table:table-row>
        <table:table-row table:style-name="ro9" table:number-rows-repeated="3">
          <table:table-cell table:style-name="ce63"/>
          <table:table-cell table:style-name="ce66"/>
          <table:table-cell table:style-name="Default" table:number-columns-repeated="3"/>
          <table:table-cell table:style-name="ce66"/>
          <table:table-cell table:style-name="Default" table:number-columns-repeated="3"/>
          <table:table-cell table:style-name="ce63"/>
          <table:table-cell table:style-name="ce66"/>
          <table:table-cell table:number-columns-repeated="1013"/>
        </table:table-row>
        <table:table-row table:style-name="ro9" table:number-rows-repeated="3">
          <table:table-cell table:style-name="ce63"/>
          <table:table-cell table:style-name="ce66" table:number-columns-repeated="5"/>
          <table:table-cell table:style-name="Default" table:number-columns-repeated="3"/>
          <table:table-cell table:style-name="ce63"/>
          <table:table-cell table:style-name="ce66"/>
          <table:table-cell table:number-columns-repeated="1013"/>
        </table:table-row>
        <table:table-row table:style-name="ro9" table:number-rows-repeated="3">
          <table:table-cell table:style-name="ce63"/>
          <table:table-cell table:style-name="Default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9">
          <table:table-cell table:style-name="ce63"/>
          <table:table-cell table:style-name="ce66" table:number-columns-repeated="5"/>
          <table:table-cell table:style-name="Default" table:number-columns-repeated="3"/>
          <table:table-cell table:style-name="ce63"/>
          <table:table-cell table:style-name="ce66"/>
          <table:table-cell table:number-columns-repeated="1013"/>
        </table:table-row>
        <table:table-row table:style-name="ro9" table:number-rows-repeated="7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ruide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typeSkill</text:p>
          </table:table-cell>
          <table:table-cell table:style-name="ce42" office:value-type="string" calcext:value-type="string">
            <text:p>group</text:p>
          </table:table-cell>
          <table:table-cell table:style-name="ce42" office:value-type="string" calcext:value-type="string">
            <text:p>speciality</text:p>
          </table:table-cell>
          <table:table-cell table:style-name="ce42" office:value-type="string" calcext:value-type="string">
            <text:p>level</text:p>
          </table:table-cell>
          <table:table-cell table:style-name="ce42" office:value-type="string" calcext:value-type="string">
            <text:p>timeCasting</text:p>
          </table:table-cell>
          <table:table-cell table:style-name="ce42" office:value-type="string" calcext:value-type="string">
            <text:p>timeReloading</text:p>
          </table:table-cell>
          <table:table-cell table:style-name="ce42" office:value-type="string" calcext:value-type="string">
            <text:p>image</text:p>
          </table:table-cell>
          <table:table-cell table:style-name="ce55" office:value-type="string" calcext:value-type="string">
            <text:p>description</text:p>
          </table:table-cell>
          <table:table-cell table:style-name="ce42" office:value-type="string" calcext:value-type="string">
            <text:p>caractsUse</text:p>
          </table:table-cell>
          <table:table-cell table:style-name="ce42" office:value-type="string" calcext:value-type="string">
            <text:p>caractsTarget</text:p>
          </table:table-cell>
          <table:table-cell table:style-name="ce42" office:value-type="string" calcext:value-type="string">
            <text:p>effect</text:p>
          </table:table-cell>
          <table:table-cell table:style-name="ce42" office:value-type="string" calcext:value-type="string">
            <text:p>effect0</text:p>
          </table:table-cell>
          <table:table-cell table:style-name="ce42" office:value-type="string" calcext:value-type="string">
            <text:p>effect1</text:p>
          </table:table-cell>
          <table:table-cell table:style-name="ce42" office:value-type="string" calcext:value-type="string">
            <text:p>effect2</text:p>
          </table:table-cell>
          <table:table-cell table:style-name="ce42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Restauration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end de la vitalité au personnage ciblé. Restauration supprime également Empoisonnement et Hémorragi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iles déployées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fait pousser des ailes temporaires, qui vous permettent de vous déplacer en volant et d'ignorer les surfaces de sol en évitant de poser le pied par terr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ête de médus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s serpents sortent de votre tête, ce qui vous confère une aura pétrifiante, ainsi que la compétence Visage pétrifiant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reffe de peau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éinitialise tous les temps de récupération. Fait disparaître Brûlure, Nécroflammes, Empoisonnement et Hémorragi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issage de toil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rée des surfaces de toiles dans la zone d'effet, ce qui inflige Enchevêtrement à tous les personnag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rans. Animal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transformation en loup permet de devenir un loup avec le pelage que l'on souhait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7">
          <table:table-cell table:style-name="ce66" office:value-type="string" calcext:value-type="string">
            <text:p>Contrôle des plantes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contrôler une ou plusieurs créatures végétales.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Peau d’écorc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Confère un bonus d’armure naturelle de +2 (ou plus)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table:style-name="ce66" office:value-type="string" calcext:value-type="string">
            <text:p>Passage sans traces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Les sujets (1/niveau) ne laissent pas de traces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table:style-name="ce66" office:value-type="string" calcext:value-type="string">
            <text:p>Enchevêtrement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La végétation immobilise tout dans un rayon de 12 m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table:style-name="ce66" office:value-type="string" calcext:value-type="string">
            <text:p>Distorsion du bois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Tord le bois (manche d’arme, planche, porte, etc.)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Forme d’arbr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Transforme le PJ en arbre pendant 1 heure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Brume de dissimulation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Le PJ est entouré de brouillard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Respiration aquatiqu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respirer sous l’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roissance végétal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Fait pousser la végétation, améliore son rendement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mmunication avec les plantes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communiquer avec les plantes et les créatures végétal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Éveil végétal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Rend un arbre intelligent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Voyage par les arbres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Le PJ entre dans un arbre et ressort par un autr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mmunion avec la natur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connaître les environs (1,5 km/niveau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Empire végétal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Influence les actions d’une ou plusieurs créatures végétal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Flétrissement végétal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Flétrit une plante ou inflige 1d6 points de dégâts/niveau à une créature végétal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Animation des plantes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Une ou plusieurs plantes s’animent et attaquent les adversaires du PJ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lairaudience/clairvoyance 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ermet d’entendre ou de voir de loin pendant 1 minute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ommunication avec les animaux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ermet de communiquer avec les 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Détection de la faune ou de la flor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Détecte espèces de plantes ou d’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mmunication avec les animaux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communiquer avec les 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Métamorphose partielle animal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1 allié/niveau se transforme partiellement en animal choisi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Métamorphose animal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1 allié/niveau se transforme en animal choisi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Apaisement des animaux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Calme (2d4 + niveau) DV d’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office:value-type="string" calcext:value-type="string">
            <text:p>Âme soeur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lie à la cible, ce qui vous permet de lui faire également profiter des effets de soins et de récupération d'armure dont vous bénéficiez. Supprime Gel, Etourdissement, Renversement et Pétrification sur la cibl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office:value-type="string" calcext:value-type="string">
            <text:p>Vision spirituell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s yeux percent le voile du Hall aux Echo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office:value-type="string" calcext:value-type="string">
            <text:p>Explosion de nombreux cadavres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it exploser tous les cadavres autour de vous, ce qui inflige des dégâts physiques dans toute la zon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office:value-type="string" calcext:value-type="string">
            <text:p>Savoir des morts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 savoir des morts permet d'accueillir les informations d'une âme à proximité de son corps (ou d'une partie de son corps)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Messager animal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ce66"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Envoie un animal de taille TP en un lieu donné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Lueur féerique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ce66"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Illumine le sujet (annule flou, camouflage, etc.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ommunion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e dieu du PJ répond par oui ou non à 1 question/niveau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ommunication avec les morts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Un cadavre répond à 1 question/2 niveaux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office:value-type="string" calcext:value-type="string">
            <text:p>Larmes de guérison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terre elle-même se lamente de votre sort, ce qui crée des larmes guérisseuses soignant tous les alliés suffisamment proches de vou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Soins superficiels </text:p>
          </table:table-cell>
          <table:table-cell office:value-type="string" calcext:value-type="string">
            <text:p>UTILE</text:p>
          </table:table-cell>
          <table:table-cell table:style-name="ce66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Rend 1 pv à la cibl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Stimulant </text:p>
          </table:table-cell>
          <table:table-cell office:value-type="string" calcext:value-type="string">
            <text:p>UTILE</text:p>
          </table:table-cell>
          <table:table-cell table:style-name="ce66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Confère 1 pv temporaire à la cibl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Baie nourricière </text:p>
          </table:table-cell>
          <table:table-cell office:value-type="string" calcext:value-type="string">
            <text:p>UTILE</text:p>
          </table:table-cell>
          <table:table-cell table:style-name="ce66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2d4 baies rendant chacune 1 pv (max. 8 pv/24 heures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Ralentissement du poison </text:p>
          </table:table-cell>
          <table:table-cell office:value-type="string" calcext:value-type="string">
            <text:p>UTILE</text:p>
          </table:table-cell>
          <table:table-cell table:style-name="ce66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 Neutralise le poison pendant 1 heure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Guérison des maladies 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Guérit tous les maux du sujet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ntagion 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Infecte la cibl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Empoisonnement 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Le sujet perd 1d10 points de Con, idem 1 minute plus tard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Neutralisation du poison 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Rend le poison inoffensif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Régénération 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Fait repousser les membres tranchés, rend 4d8 points de vie, +1/niveau (max. +35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Soins intensifs de groupe 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Rend 4d8 pv à de nombreuses créatures, +1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Guérison suprême 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Soigne 10 points de dégâts/niveau, les maladies et les troubles ment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Soins intensifs de groupe 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end 4d8 pv à de nombreuses créatures, +1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Guérison de la cécité/surdité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Soigne la cécité ou la surdité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Modification d’apparence 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’adopter la forme d’une créatur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Orientation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Druide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Indique comment se rendre à l’endroit choisi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Default" table:number-columns-repeated="4"/>
          <table:table-cell table:style-name="ce66" table:number-columns-repeated="4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Default"/>
          <table:table-cell table:style-name="ce66" table:number-columns-repeated="2"/>
          <table:table-cell table:style-name="Default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Default" table:number-columns-repeated="3"/>
          <table:table-cell table:style-name="ce66"/>
          <table:table-cell table:style-name="Default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Default" table:number-columns-repeated="9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4">
          <table:table-cell table:style-name="ce63"/>
          <table:table-cell table:style-name="Default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 table:number-columns-repeated="2"/>
          <table:table-cell table:style-name="Default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">
          <table:table-cell table:number-columns-repeated="3"/>
          <table:table-cell table:style-name="Default" table:number-columns-repeated="6"/>
          <table:table-cell table:number-columns-repeated="1015"/>
        </table:table-row>
        <table:table-row table:style-name="ro1" table:number-rows-repeated="1048399">
          <table:table-cell table:number-columns-repeated="1024"/>
        </table:table-row>
        <table:table-row table:style-name="ro4" table:number-rows-repeated="1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etre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4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9"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typeSkill</text:p>
          </table:table-cell>
          <table:table-cell table:style-name="ce65" office:value-type="string" calcext:value-type="string">
            <text:p>group</text:p>
          </table:table-cell>
          <table:table-cell table:style-name="ce65" office:value-type="string" calcext:value-type="string">
            <text:p>speciality</text:p>
          </table:table-cell>
          <table:table-cell table:style-name="ce65" office:value-type="string" calcext:value-type="string">
            <text:p>level</text:p>
          </table:table-cell>
          <table:table-cell table:style-name="ce65" office:value-type="string" calcext:value-type="string">
            <text:p>timeCasting</text:p>
          </table:table-cell>
          <table:table-cell table:style-name="ce65" office:value-type="string" calcext:value-type="string">
            <text:p>timeReloading</text:p>
          </table:table-cell>
          <table:table-cell table:style-name="ce65" office:value-type="string" calcext:value-type="string">
            <text:p>image</text:p>
          </table:table-cell>
          <table:table-cell table:style-name="ce87" office:value-type="string" calcext:value-type="string">
            <text:p>description</text:p>
          </table:table-cell>
          <table:table-cell table:style-name="ce65" office:value-type="string" calcext:value-type="string">
            <text:p>caractsUse</text:p>
          </table:table-cell>
          <table:table-cell table:style-name="ce65" office:value-type="string" calcext:value-type="string">
            <text:p>caractsTarget</text:p>
          </table:table-cell>
          <table:table-cell table:style-name="ce65" office:value-type="string" calcext:value-type="string">
            <text:p>effect0</text:p>
          </table:table-cell>
          <table:table-cell table:style-name="ce65" office:value-type="string" calcext:value-type="string">
            <text:p>effect1</text:p>
          </table:table-cell>
          <table:table-cell table:style-name="ce65" office:value-type="string" calcext:value-type="string">
            <text:p>effect2</text:p>
          </table:table-cell>
          <table:table-cell table:style-name="ce65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9">
          <table:table-cell table:style-name="ce42" office:value-type="string" calcext:value-type="string">
            <text:p>Tranquillité d'esprit</text:p>
          </table:table-cell>
          <table:table-cell table:style-name="ce33" office:value-type="string" calcext:value-type="string">
            <text:p>UTILE</text:p>
          </table:table-cell>
          <table:table-cell table:style-name="ce33" office:value-type="string" calcext:value-type="string">
            <text:p>Pretre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skill_grp_ok</text:p>
          </table:table-cell>
          <table:table-cell table:style-name="ce35" office:value-type="string" calcext:value-type="string">
            <text:p>Supprime différents états mentaux d’une cible choisie.</text:p>
          </table:table-cell>
          <table:table-cell table:style-name="ce42" office:value-type="string" calcext:value-type="string">
            <text:p>POU</text:p>
          </table:table-cell>
          <table:table-cell table:style-name="ce33"/>
          <table:table-cell table:style-name="ce33" office:value-type="string" calcext:value-type="string">
            <text:p>Supprime Terreur et Folie.</text:p>
          </table:table-cell>
          <table:table-cell table:style-name="ce33" office:value-type="string" calcext:value-type="string">
            <text:p>Supprime aussi Sommeil et Cécité.</text:p>
          </table:table-cell>
          <table:table-cell table:style-name="ce33" office:value-type="string" calcext:value-type="string">
            <text:p>Supprime aussi Provocation.</text:p>
          </table:table-cell>
          <table:table-cell table:style-name="ce33" office:value-type="string" calcext:value-type="string">
            <text:p>Supprime aussi Charme.</text:p>
          </table:table-cell>
          <table:table-cell table:number-columns-repeated="1008"/>
        </table:table-row>
        <table:table-row table:style-name="ro9">
          <table:table-cell table:style-name="ce34" office:value-type="string" calcext:value-type="string">
            <text:p>Assistance divine </text:p>
          </table:table-cell>
          <table:table-cell table:style-name="ce33" office:value-type="string" calcext:value-type="string">
            <text:p>SPE</text:p>
          </table:table-cell>
          <table:table-cell table:style-name="ce34" office:value-type="string" calcext:value-type="string">
            <text:p>Pretre</text:p>
          </table:table-cell>
          <table:table-cell table:style-name="ce34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grp_ok</text:p>
          </table:table-cell>
          <table:table-cell table:style-name="ce34" office:value-type="string" calcext:value-type="string">
            <text:p>Ajoute un bonus +1 (non cumulable) aux tests de compétence, d’attaque et de défense.</text:p>
          </table:table-cell>
          <table:table-cell table:style-name="ce42"/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4" office:value-type="string" calcext:value-type="string">
            <text:p>Détection de la magie </text:p>
          </table:table-cell>
          <table:table-cell table:style-name="ce33" office:value-type="string" calcext:value-type="string">
            <text:p>UTILE</text:p>
          </table:table-cell>
          <table:table-cell table:style-name="ce34" office:value-type="string" calcext:value-type="string">
            <text:p>Pretre</text:p>
          </table:table-cell>
          <table:table-cell table:style-name="ce34"/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grp_ok</text:p>
          </table:table-cell>
          <table:table-cell table:style-name="ce34" office:value-type="string" calcext:value-type="string">
            <text:p>Détecte sorts et objets magiques.</text:p>
          </table:table-cell>
          <table:table-cell table:style-name="ce42" office:value-type="string" calcext:value-type="string">
            <text:p>POU</text:p>
          </table:table-cell>
          <table:table-cell table:style-name="ce34"/>
          <table:table-cell table:style-name="ce33" office:value-type="string" calcext:value-type="string">
            <text:p>Au toucher (1m)</text:p>
          </table:table-cell>
          <table:table-cell table:style-name="ce33" office:value-type="string" calcext:value-type="string">
            <text:p>A vue (5m)</text:p>
          </table:table-cell>
          <table:table-cell table:style-name="ce33" office:value-type="string" calcext:value-type="string">
            <text:p>A vue (10m)</text:p>
          </table:table-cell>
          <table:table-cell table:style-name="ce33" office:value-type="string" calcext:value-type="string">
            <text:p>Dans une zone (25m)</text:p>
          </table:table-cell>
          <table:table-cell table:number-columns-repeated="1008"/>
        </table:table-row>
        <table:table-row table:style-name="ro9">
          <table:table-cell table:style-name="ce34" office:value-type="string" calcext:value-type="string">
            <text:p>Purification de nourriture et d’eau </text:p>
          </table:table-cell>
          <table:table-cell table:style-name="ce33" office:value-type="string" calcext:value-type="string">
            <text:p>SPE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skill_grp_ok</text:p>
          </table:table-cell>
          <table:table-cell table:style-name="ce34" office:value-type="string" calcext:value-type="string">
            <text:p>Purifie 1m3 de nourriture et d’eau de toute maladie ou poison.</text:p>
          </table:table-cell>
          <table:table-cell table:style-name="ce42"/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4" office:value-type="string" calcext:value-type="string">
            <text:p>Extinction des feux </text:p>
          </table:table-cell>
          <table:table-cell table:style-name="ce33" office:value-type="string" calcext:value-type="string">
            <text:p>SPE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skill_grp_ok</text:p>
          </table:table-cell>
          <table:table-cell table:style-name="ce34" office:value-type="string" calcext:value-type="string">
            <text:p>Éteint les feux non magiques <text:s/>à vue.</text:p>
          </table:table-cell>
          <table:table-cell table:style-name="ce42"/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4" office:value-type="string" calcext:value-type="string">
            <text:p>Prémonition </text:p>
          </table:table-cell>
          <table:table-cell table:style-name="ce33" office:value-type="string" calcext:value-type="string">
            <text:p>SPE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skill_grp_ok</text:p>
          </table:table-cell>
          <table:table-cell table:style-name="ce34" office:value-type="string" calcext:value-type="string">
            <text:p>Avertit le personnage en cas de danger, comme un Sixième sens.</text:p>
          </table:table-cell>
          <table:table-cell table:style-name="ce42"/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4" office:value-type="string" calcext:value-type="string">
            <text:p>Vision lucide </text:p>
          </table:table-cell>
          <table:table-cell table:style-name="ce33" office:value-type="string" calcext:value-type="string">
            <text:p>UTILE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skill_grp_ok</text:p>
          </table:table-cell>
          <table:table-cell table:style-name="ce34" office:value-type="string" calcext:value-type="string">
            <text:p>Permet de voir les choses telles qu’elles sont : voir ce qui est dissimulé par la magie.</text:p>
          </table:table-cell>
          <table:table-cell table:style-name="ce42" office:value-type="string" calcext:value-type="string">
            <text:p>POU</text:p>
          </table:table-cell>
          <table:table-cell table:style-name="ce34" office:value-type="string" calcext:value-type="string">
            <text:p>POU</text:p>
          </table:table-cell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4" office:value-type="string" calcext:value-type="string">
            <text:p>Lumière du jour </text:p>
          </table:table-cell>
          <table:table-cell table:style-name="ce33" office:value-type="string" calcext:value-type="string">
            <text:p>UTILE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skill_grp_ok</text:p>
          </table:table-cell>
          <table:table-cell table:style-name="ce34" office:value-type="string" calcext:value-type="string">
            <text:p>Vive lumière qui apparaît sur 25m de rayon.</text:p>
          </table:table-cell>
          <table:table-cell table:style-name="ce42"/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4" office:value-type="string" calcext:value-type="string">
            <text:p>Poussière scintillante </text:p>
          </table:table-cell>
          <table:table-cell table:style-name="ce33" office:value-type="string" calcext:value-type="string">
            <text:p>UTILE</text:p>
          </table:table-cell>
          <table:table-cell table:style-name="ce38" office:value-type="string" calcext:value-type="string">
            <text:p>Pretre</text:p>
          </table:table-cell>
          <table:table-cell table:style-name="ce36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skill_grp_ok</text:p>
          </table:table-cell>
          <table:table-cell table:style-name="ce34" office:value-type="string" calcext:value-type="string">
            <text:p>Aveugle sur 1 tour et révèle la position d’une créature invisible à un point ciblé.</text:p>
          </table:table-cell>
          <table:table-cell table:style-name="ce42" office:value-type="string" calcext:value-type="string">
            <text:p>POU</text:p>
          </table:table-cell>
          <table:table-cell table:style-name="ce34" office:value-type="string" calcext:value-type="string">
            <text:p>POU</text:p>
          </table:table-cell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6" office:value-type="string" calcext:value-type="string">
            <text:p>Dissipation de la magie</text:p>
          </table:table-cell>
          <table:table-cell table:style-name="ce33" office:value-type="string" calcext:value-type="string">
            <text:p>UTILE</text:p>
          </table:table-cell>
          <table:table-cell table:style-name="ce34" office:value-type="string" calcext:value-type="string">
            <text:p>Pretre</text:p>
          </table:table-cell>
          <table:table-cell table:style-name="ce34"/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skill_grp_ok</text:p>
          </table:table-cell>
          <table:table-cell table:style-name="ce36" office:value-type="string" calcext:value-type="string">
            <text:p>Annule les sorts et effets magiques appliqués sur un individu ou un objet.</text:p>
          </table:table-cell>
          <table:table-cell table:style-name="ce42" office:value-type="string" calcext:value-type="string">
            <text:p>POU</text:p>
          </table:table-cell>
          <table:table-cell table:style-name="ce34" office:value-type="string" calcext:value-type="string">
            <text:p>POU</text:p>
          </table:table-cell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6" office:value-type="string" calcext:value-type="string">
            <text:p>Exécution</text:p>
          </table:table-cell>
          <table:table-cell table:style-name="ce33" office:value-type="string" calcext:value-type="string">
            <text:p>OFF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skill_grp_ok</text:p>
          </table:table-cell>
          <table:table-cell table:style-name="ce36" office:value-type="string" calcext:value-type="string">
            <text:p>Attaque de contact foudroyant la cible sans prendre en compte sa résistance.</text:p>
          </table:table-cell>
          <table:table-cell table:style-name="ce42" office:value-type="string" calcext:value-type="string">
            <text:p>POU</text:p>
          </table:table-cell>
          <table:table-cell table:style-name="ce34"/>
          <table:table-cell table:style-name="ce33" office:value-type="string" calcext:value-type="string">
            <text:p>3 PV</text:p>
          </table:table-cell>
          <table:table-cell table:style-name="ce33" office:value-type="string" calcext:value-type="string">
            <text:p>5 PV</text:p>
          </table:table-cell>
          <table:table-cell table:style-name="ce33" office:value-type="string" calcext:value-type="string">
            <text:p>8 PV</text:p>
          </table:table-cell>
          <table:table-cell table:style-name="ce33" office:value-type="string" calcext:value-type="string">
            <text:p>12 PV</text:p>
          </table:table-cell>
          <table:table-cell table:number-columns-repeated="1008"/>
        </table:table-row>
        <table:table-row table:style-name="ro9">
          <table:table-cell table:style-name="ce36" office:value-type="string" calcext:value-type="string">
            <text:p>Protection contre les sorts I</text:p>
          </table:table-cell>
          <table:table-cell table:style-name="ce33" office:value-type="string" calcext:value-type="string">
            <text:p>DEF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skill_grp_ok</text:p>
          </table:table-cell>
          <table:table-cell table:style-name="ce36" office:value-type="string" calcext:value-type="string">
            <text:p>Confère un bonus de résistance au prochain sort.</text:p>
          </table:table-cell>
          <table:table-cell table:style-name="ce42" office:value-type="string" calcext:value-type="string">
            <text:p>POU</text:p>
          </table:table-cell>
          <table:table-cell table:style-name="ce34"/>
          <table:table-cell table:style-name="ce33" office:value-type="string" calcext:value-type="string">
            <text:p>Bonus +1 (non cumulable)</text:p>
          </table:table-cell>
          <table:table-cell table:style-name="ce33" office:value-type="string" calcext:value-type="string">
            <text:p>Bonus +2 (non cumulable)</text:p>
          </table:table-cell>
          <table:table-cell table:style-name="ce33" office:value-type="string" calcext:value-type="string">
            <text:p>Bonus +3 (non cumulable)</text:p>
          </table:table-cell>
          <table:table-cell table:style-name="ce33" office:value-type="string" calcext:value-type="string">
            <text:p>Bonus +5 (non cumulable)</text:p>
          </table:table-cell>
          <table:table-cell table:number-columns-repeated="1008"/>
        </table:table-row>
        <table:table-row table:style-name="ro9">
          <table:table-cell table:style-name="ce36" office:value-type="string" calcext:value-type="string">
            <text:p>Protection contre les sorts II</text:p>
          </table:table-cell>
          <table:table-cell table:style-name="ce33" office:value-type="string" calcext:value-type="string">
            <text:p>DEF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grp_ok</text:p>
          </table:table-cell>
          <table:table-cell table:style-name="ce36" office:value-type="string" calcext:value-type="string">
            <text:p>Confère un bonus de résistance aux 3 prochains sorts.</text:p>
          </table:table-cell>
          <table:table-cell table:style-name="ce42" office:value-type="string" calcext:value-type="string">
            <text:p>POU</text:p>
          </table:table-cell>
          <table:table-cell table:style-name="ce34"/>
          <table:table-cell table:style-name="ce33" office:value-type="string" calcext:value-type="string">
            <text:p>Bonus +1 (non cumulable)</text:p>
          </table:table-cell>
          <table:table-cell table:style-name="ce33" office:value-type="string" calcext:value-type="string">
            <text:p>Bonus +2 (non cumulable)</text:p>
          </table:table-cell>
          <table:table-cell table:style-name="ce33" office:value-type="string" calcext:value-type="string">
            <text:p>Bonus +3 (non cumulable)</text:p>
          </table:table-cell>
          <table:table-cell table:style-name="ce33" office:value-type="string" calcext:value-type="string">
            <text:p>Bonus +5 (non cumulable)</text:p>
          </table:table-cell>
          <table:table-cell table:number-columns-repeated="1008"/>
        </table:table-row>
        <table:table-row table:style-name="ro9">
          <table:table-cell table:style-name="ce36" office:value-type="string" calcext:value-type="string">
            <text:p>Protection contre les sorts III</text:p>
          </table:table-cell>
          <table:table-cell table:style-name="ce33" office:value-type="string" calcext:value-type="string">
            <text:p>DEF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grp_ok</text:p>
          </table:table-cell>
          <table:table-cell table:style-name="ce36" office:value-type="string" calcext:value-type="string">
            <text:p>Confère un bonus de résistance aux sorts jusqu’à la fin du combat ou au prochain repos.</text:p>
          </table:table-cell>
          <table:table-cell table:style-name="ce42" office:value-type="string" calcext:value-type="string">
            <text:p>POU</text:p>
          </table:table-cell>
          <table:table-cell table:style-name="ce34"/>
          <table:table-cell table:style-name="ce33" office:value-type="string" calcext:value-type="string">
            <text:p>Bonus +1 (non cumulable)</text:p>
          </table:table-cell>
          <table:table-cell table:style-name="ce33" office:value-type="string" calcext:value-type="string">
            <text:p>Bonus +2 (non cumulable)</text:p>
          </table:table-cell>
          <table:table-cell table:style-name="ce33" office:value-type="string" calcext:value-type="string">
            <text:p>Bonus +3 (non cumulable)</text:p>
          </table:table-cell>
          <table:table-cell table:style-name="ce33" office:value-type="string" calcext:value-type="string">
            <text:p>Bonus +5 (non cumulable)</text:p>
          </table:table-cell>
          <table:table-cell table:number-columns-repeated="1008"/>
        </table:table-row>
        <table:table-row table:style-name="ro9">
          <table:table-cell table:style-name="ce36" office:value-type="string" calcext:value-type="string">
            <text:p>Main de la vérité</text:p>
          </table:table-cell>
          <table:table-cell table:style-name="ce33" office:value-type="string" calcext:value-type="string">
            <text:p>UTILE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grp_ok</text:p>
          </table:table-cell>
          <table:table-cell table:style-name="ce36" office:value-type="string" calcext:value-type="string">
            <text:p>L’individu ne peut pas mentir au contact du lanceur.</text:p>
          </table:table-cell>
          <table:table-cell table:style-name="ce42" office:value-type="string" calcext:value-type="string">
            <text:p>POU</text:p>
          </table:table-cell>
          <table:table-cell table:style-name="ce34" office:value-type="string" calcext:value-type="string">
            <text:p>POU</text:p>
          </table:table-cell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6" office:value-type="string" calcext:value-type="string">
            <text:p>Délivrance de la malédiction</text:p>
          </table:table-cell>
          <table:table-cell table:style-name="ce33" office:value-type="string" calcext:value-type="string">
            <text:p>UTILE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grp_ok</text:p>
          </table:table-cell>
          <table:table-cell table:style-name="ce36" office:value-type="string" calcext:value-type="string">
            <text:p>Supprime l’effet Maudit.</text:p>
          </table:table-cell>
          <table:table-cell table:style-name="ce42"/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6" office:value-type="string" calcext:value-type="string">
            <text:p>Préservation des morts</text:p>
          </table:table-cell>
          <table:table-cell table:style-name="ce33" office:value-type="string" calcext:value-type="string">
            <text:p>UTILE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grp_ok</text:p>
          </table:table-cell>
          <table:table-cell table:style-name="ce36" office:value-type="string" calcext:value-type="string">
            <text:p>Préserve un cadavre.</text:p>
          </table:table-cell>
          <table:table-cell table:style-name="ce42"/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6" office:value-type="string" calcext:value-type="string">
            <text:p>Esprit impénétrable  </text:p>
          </table:table-cell>
          <table:table-cell table:style-name="ce33" office:value-type="string" calcext:value-type="string">
            <text:p>UTILE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grp_ok</text:p>
          </table:table-cell>
          <table:table-cell table:style-name="ce36" office:value-type="string" calcext:value-type="string">
            <text:p>Sujet immunisé contre les sorts mentaux et la scrutation jusqu’à la fin du combat ou au prochain repos.</text:p>
          </table:table-cell>
          <table:table-cell table:style-name="ce42" office:value-type="string" calcext:value-type="string">
            <text:p>POU</text:p>
          </table:table-cell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6" office:value-type="string" calcext:value-type="string">
            <text:p>Zone d’antimagie </text:p>
          </table:table-cell>
          <table:table-cell table:style-name="ce33" office:value-type="string" calcext:value-type="string">
            <text:p>DEF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grp_ok</text:p>
          </table:table-cell>
          <table:table-cell table:style-name="ce36" office:value-type="string" calcext:value-type="string">
            <text:p>Réprime toute magie dans un rayon variable, jusqu’à la fin du combat ou au prochain repos.</text:p>
          </table:table-cell>
          <table:table-cell table:style-name="ce42" office:value-type="string" calcext:value-type="string">
            <text:p>POU</text:p>
          </table:table-cell>
          <table:table-cell table:style-name="ce34"/>
          <table:table-cell table:style-name="ce33" office:value-type="string" calcext:value-type="string">
            <text:p>Rayon de 1m</text:p>
          </table:table-cell>
          <table:table-cell table:style-name="ce33" office:value-type="string" calcext:value-type="string">
            <text:p>Rayon de 5m</text:p>
          </table:table-cell>
          <table:table-cell table:style-name="ce33" office:value-type="string" calcext:value-type="string">
            <text:p>Rayon de 10m</text:p>
          </table:table-cell>
          <table:table-cell table:style-name="ce33" office:value-type="string" calcext:value-type="string">
            <text:p>Rayon de 25m</text:p>
          </table:table-cell>
          <table:table-cell table:number-columns-repeated="1008"/>
        </table:table-row>
        <table:table-row table:style-name="ro9">
          <table:table-cell table:style-name="ce36" office:value-type="string" calcext:value-type="string">
            <text:p>Annulation élémentaire</text:p>
          </table:table-cell>
          <table:table-cell table:style-name="ce33" office:value-type="string" calcext:value-type="string">
            <text:p>UTILE</text:p>
          </table:table-cell>
          <table:table-cell table:style-name="ce34" office:value-type="string" calcext:value-type="string">
            <text:p>Pretre</text:p>
          </table:table-cell>
          <table:table-cell table:style-name="ce34"/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grp_ok</text:p>
          </table:table-cell>
          <table:table-cell table:style-name="ce36" office:value-type="string" calcext:value-type="string">
            <text:p>Libère la cible des altérations élémentaires (Brûlure, Etat de choc, Etourdissement, Humidité, Gel et Pétrification).</text:p>
          </table:table-cell>
          <table:table-cell table:style-name="ce42"/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13">
          <table:table-cell table:style-name="ce42" office:value-type="string" calcext:value-type="string">
            <text:p>Putréfaction</text:p>
          </table:table-cell>
          <table:table-cell table:style-name="ce33" office:value-type="string" calcext:value-type="string">
            <text:p>OFF</text:p>
          </table:table-cell>
          <table:table-cell table:style-name="ce33"/>
          <table:table-cell table:style-name="ce33" office:value-type="string" calcext:value-type="string">
            <text:p>Exorciste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skill_spe_ok</text:p>
          </table:table-cell>
          <table:table-cell table:style-name="ce35" office:value-type="string" calcext:value-type="string">
            <text:p>Inflige des dégâts à la cible en vue, ainsi que Putréfaction.</text:p>
          </table:table-cell>
          <table:table-cell table:style-name="ce42" office:value-type="string" calcext:value-type="string">
            <text:p>POU</text:p>
          </table:table-cell>
          <table:table-cell table:style-name="ce33" office:value-type="string" calcext:value-type="string">
            <text:p>POU</text:p>
          </table:table-cell>
          <table:table-cell table:style-name="ce33" table:number-columns-repeated="4"/>
          <table:table-cell table:number-columns-repeated="1008"/>
        </table:table-row>
        <table:table-row table:style-name="ro14">
          <table:table-cell table:style-name="ce42" office:value-type="string" calcext:value-type="string">
            <text:p>Réveil de cadavre boursouflé</text:p>
          </table:table-cell>
          <table:table-cell table:style-name="ce33" office:value-type="string" calcext:value-type="string">
            <text:p>UTILE</text:p>
          </table:table-cell>
          <table:table-cell table:style-name="ce33"/>
          <table:table-cell table:style-name="ce33" office:value-type="string" calcext:value-type="string">
            <text:p>Exorciste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skill_spe_ok</text:p>
          </table:table-cell>
          <table:table-cell table:style-name="ce35" office:value-type="string" calcext:value-type="string">
            <text:p>Cible un corps pour créer un cadavre boursouflé qui se bat pour le lanceur. Il peut également exploser, auquel cas il inflige des dégâts autour de lui (1m).</text:p>
          </table:table-cell>
          <table:table-cell table:style-name="ce42" office:value-type="string" calcext:value-type="string">
            <text:p>POU</text:p>
          </table:table-cell>
          <table:table-cell table:style-name="ce33"/>
          <table:table-cell table:style-name="ce33" office:value-type="string" calcext:value-type="string">
            <text:p>1 PV</text:p>
          </table:table-cell>
          <table:table-cell table:style-name="ce33" office:value-type="string" calcext:value-type="string">
            <text:p>2 PV</text:p>
          </table:table-cell>
          <table:table-cell table:style-name="ce33" office:value-type="string" calcext:value-type="string">
            <text:p>3 PV</text:p>
          </table:table-cell>
          <table:table-cell table:style-name="ce33" office:value-type="string" calcext:value-type="string">
            <text:p>5 PV</text:p>
          </table:table-cell>
          <table:table-cell table:number-columns-repeated="1008"/>
        </table:table-row>
        <table:table-row table:style-name="ro14">
          <table:table-cell table:style-name="ce42" office:value-type="string" calcext:value-type="string">
            <text:p>Infection</text:p>
          </table:table-cell>
          <table:table-cell table:style-name="ce33" office:value-type="string" calcext:value-type="string">
            <text:p>OFF</text:p>
          </table:table-cell>
          <table:table-cell table:style-name="ce33"/>
          <table:table-cell table:style-name="ce33" office:value-type="string" calcext:value-type="string">
            <text:p>Exorciste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skill_spe_ok</text:p>
          </table:table-cell>
          <table:table-cell table:style-name="ce35" office:value-type="string" calcext:value-type="string">
            <text:p>Inflige des dégâts à la cible, tout en lui inoculant une maladie qui se transmet aux autres individus proches d’elle (1 m).</text:p>
          </table:table-cell>
          <table:table-cell table:style-name="ce42" office:value-type="string" calcext:value-type="string">
            <text:p>POU</text:p>
          </table:table-cell>
          <table:table-cell table:style-name="ce33" office:value-type="string" calcext:value-type="string">
            <text:p>VIG</text:p>
          </table:table-cell>
          <table:table-cell table:style-name="ce33" office:value-type="string" calcext:value-type="string">
            <text:p>0 PV</text:p>
          </table:table-cell>
          <table:table-cell table:style-name="ce33" office:value-type="string" calcext:value-type="string">
            <text:p>1 PV</text:p>
          </table:table-cell>
          <table:table-cell table:style-name="ce33" office:value-type="string" calcext:value-type="string">
            <text:p>2 PV</text:p>
          </table:table-cell>
          <table:table-cell table:style-name="ce33" office:value-type="string" calcext:value-type="string">
            <text:p>3 PV</text:p>
          </table:table-cell>
          <table:table-cell table:number-columns-repeated="1008"/>
        </table:table-row>
        <table:table-row table:style-name="ro13">
          <table:table-cell table:style-name="ce42" office:value-type="string" calcext:value-type="string">
            <text:p>Sacrifice</text:p>
          </table:table-cell>
          <table:table-cell table:style-name="ce33" office:value-type="string" calcext:value-type="string">
            <text:p>UTILE</text:p>
          </table:table-cell>
          <table:table-cell table:style-name="ce33"/>
          <table:table-cell table:style-name="ce33" office:value-type="string" calcext:value-type="string">
            <text:p>Exorciste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skill_spe_ok</text:p>
          </table:table-cell>
          <table:table-cell table:style-name="ce35" office:value-type="string" calcext:value-type="string">
            <text:p>Vous vous sacrifiez pour transférer vos PVs jusqu’au dernier (non-inclus) à un allié.</text:p>
          </table:table-cell>
          <table:table-cell table:style-name="ce42"/>
          <table:table-cell table:style-name="ce33" table:number-columns-repeated="5"/>
          <table:table-cell table:number-columns-repeated="1008"/>
        </table:table-row>
        <table:table-row table:style-name="ro15">
          <table:table-cell table:style-name="ce42" office:value-type="string" calcext:value-type="string">
            <text:p>Totems du nécromancien</text:p>
          </table:table-cell>
          <table:table-cell table:style-name="ce33" office:value-type="string" calcext:value-type="string">
            <text:p>UTILE</text:p>
          </table:table-cell>
          <table:table-cell table:style-name="ce33"/>
          <table:table-cell table:style-name="ce33" office:value-type="string" calcext:value-type="string">
            <text:p>Exorciste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skill_spe_ok</text:p>
          </table:table-cell>
          <table:table-cell table:style-name="ce35" office:value-type="string" calcext:value-type="string">
            <text:p>Fait apparaître des totems d'os à côté de tous les cadavres situés dans la zone d'effet. Les totems d'os se battent à l'aide d'attaques à distance infligeant des dégâts physiques.</text:p>
          </table:table-cell>
          <table:table-cell table:style-name="ce42" office:value-type="string" calcext:value-type="string">
            <text:p>POU</text:p>
          </table:table-cell>
          <table:table-cell table:style-name="ce33"/>
          <table:table-cell table:style-name="ce33" office:value-type="string" calcext:value-type="string">
            <text:p>1 PV</text:p>
          </table:table-cell>
          <table:table-cell table:style-name="ce33" office:value-type="string" calcext:value-type="string">
            <text:p>2 PV</text:p>
          </table:table-cell>
          <table:table-cell table:style-name="ce33" office:value-type="string" calcext:value-type="string">
            <text:p>3 PV</text:p>
          </table:table-cell>
          <table:table-cell table:style-name="ce33" office:value-type="string" calcext:value-type="string">
            <text:p>5 PV</text:p>
          </table:table-cell>
          <table:table-cell table:number-columns-repeated="1008"/>
        </table:table-row>
        <table:table-row table:style-name="ro9">
          <table:table-cell table:style-name="ce36" office:value-type="string" calcext:value-type="string">
            <text:p>Marque maudite</text:p>
          </table:table-cell>
          <table:table-cell table:style-name="ce33" office:value-type="string" calcext:value-type="string">
            <text:p>OFF</text:p>
          </table:table-cell>
          <table:table-cell table:style-name="ce36"/>
          <table:table-cell table:style-name="ce33" office:value-type="string" calcext:value-type="string">
            <text:p>Exorciste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spe_ok</text:p>
          </table:table-cell>
          <table:table-cell table:style-name="ce36" office:value-type="string" calcext:value-type="string">
            <text:p>Applique l’effet Maudit selon une condition définie par le lanceur.</text:p>
          </table:table-cell>
          <table:table-cell table:style-name="ce42" office:value-type="string" calcext:value-type="string">
            <text:p>POU</text:p>
          </table:table-cell>
          <table:table-cell table:style-name="ce34" office:value-type="string" calcext:value-type="string">
            <text:p>POU</text:p>
          </table:table-cell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6" office:value-type="string" calcext:value-type="string">
            <text:p>Animation des morts</text:p>
          </table:table-cell>
          <table:table-cell table:style-name="ce33" office:value-type="string" calcext:value-type="string">
            <text:p>UTILE</text:p>
          </table:table-cell>
          <table:table-cell table:style-name="ce36"/>
          <table:table-cell table:style-name="ce33" office:value-type="string" calcext:value-type="string">
            <text:p>Exorciste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spe_ok</text:p>
          </table:table-cell>
          <table:table-cell table:style-name="ce36" office:value-type="string" calcext:value-type="string">
            <text:p>Crée squelette ou zombie à partir d’un cadavre, le transformant.</text:p>
          </table:table-cell>
          <table:table-cell table:style-name="ce42" office:value-type="string" calcext:value-type="string">
            <text:p>POU</text:p>
          </table:table-cell>
          <table:table-cell table:style-name="ce34"/>
          <table:table-cell table:style-name="ce33" office:value-type="string" calcext:value-type="string">
            <text:p>1 PV</text:p>
          </table:table-cell>
          <table:table-cell table:style-name="ce33" office:value-type="string" calcext:value-type="string">
            <text:p>2 PV</text:p>
          </table:table-cell>
          <table:table-cell table:style-name="ce33" office:value-type="string" calcext:value-type="string">
            <text:p>3 PV</text:p>
          </table:table-cell>
          <table:table-cell table:style-name="ce33" office:value-type="string" calcext:value-type="string">
            <text:p>5 PV</text:p>
          </table:table-cell>
          <table:table-cell table:number-columns-repeated="1008"/>
        </table:table-row>
        <table:table-row table:style-name="ro9">
          <table:table-cell table:style-name="ce36" office:value-type="string" calcext:value-type="string">
            <text:p>Clone mortuaire</text:p>
          </table:table-cell>
          <table:table-cell table:style-name="ce33" office:value-type="string" calcext:value-type="string">
            <text:p>UTILE</text:p>
          </table:table-cell>
          <table:table-cell table:style-name="ce36"/>
          <table:table-cell table:style-name="ce33" office:value-type="string" calcext:value-type="string">
            <text:p>Exorciste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spe_ok</text:p>
          </table:table-cell>
          <table:table-cell table:style-name="ce36" office:value-type="string" calcext:value-type="string">
            <text:p>Double s’éveillant à la mort de l’original. </text:p>
          </table:table-cell>
          <table:table-cell table:style-name="ce42" office:value-type="string" calcext:value-type="string">
            <text:p>POU</text:p>
          </table:table-cell>
          <table:table-cell table:style-name="ce34"/>
          <table:table-cell table:style-name="ce33" office:value-type="string" calcext:value-type="string">
            <text:p>1 PV</text:p>
          </table:table-cell>
          <table:table-cell table:style-name="ce33" office:value-type="string" calcext:value-type="string">
            <text:p>2 PV</text:p>
          </table:table-cell>
          <table:table-cell table:style-name="ce33" office:value-type="string" calcext:value-type="string">
            <text:p>3 PV</text:p>
          </table:table-cell>
          <table:table-cell table:style-name="ce33" office:value-type="string" calcext:value-type="string">
            <text:p>5 PV</text:p>
          </table:table-cell>
          <table:table-cell table:number-columns-repeated="1008"/>
        </table:table-row>
        <table:table-row table:style-name="ro9">
          <table:table-cell table:style-name="ce36" office:value-type="string" calcext:value-type="string">
            <text:p>Communication avec les morts</text:p>
          </table:table-cell>
          <table:table-cell table:style-name="ce33" office:value-type="string" calcext:value-type="string">
            <text:p>UTILE</text:p>
          </table:table-cell>
          <table:table-cell table:style-name="ce36"/>
          <table:table-cell table:style-name="ce33" office:value-type="string" calcext:value-type="string">
            <text:p>Exorciste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spe_ok</text:p>
          </table:table-cell>
          <table:table-cell table:style-name="ce36" office:value-type="string" calcext:value-type="string">
            <text:p>Un cadavre répond à une question, puis se tait à jamais.</text:p>
          </table:table-cell>
          <table:table-cell table:style-name="ce42" office:value-type="string" calcext:value-type="string">
            <text:p>POU</text:p>
          </table:table-cell>
          <table:table-cell table:style-name="ce34"/>
          <table:table-cell table:style-name="ce33" office:value-type="string" calcext:value-type="string">
            <text:p>1 son</text:p>
          </table:table-cell>
          <table:table-cell table:style-name="ce33" office:value-type="string" calcext:value-type="string">
            <text:p>1 mot</text:p>
          </table:table-cell>
          <table:table-cell table:style-name="ce33" office:value-type="string" calcext:value-type="string">
            <text:p>2 mots</text:p>
          </table:table-cell>
          <table:table-cell table:style-name="ce33" office:value-type="string" calcext:value-type="string">
            <text:p>1 phrase</text:p>
          </table:table-cell>
          <table:table-cell table:number-columns-repeated="1008"/>
        </table:table-row>
        <table:table-row table:style-name="ro13">
          <table:table-cell office:value-type="string" calcext:value-type="string">
            <text:p>Rayonnement aveuglant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recevez un état qui inflige Cécité à tous vos adversaires.</text:p>
          </table:table-cell>
          <table:table-cell table:number-columns-repeated="2" office:value-type="string" calcext:value-type="string">
            <text:p>POU</text:p>
          </table:table-cell>
          <table:table-cell table:number-columns-repeated="1012"/>
        </table:table-row>
        <table:table-row table:style-name="ro14">
          <table:table-cell office:value-type="string" calcext:value-type="string">
            <text:p>Trompe-la-mort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endant 2 tours, la vitalité de la cible ne peut pas descendre en-dessous de 1, ce qui le maintient en vie quoi qu'il arrive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Distorsion temporell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ible un personnage. Lorsque ce dernier arrive à la fin de son tour au combat, il gagne automatiquement un tour gratuit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13">
          <table:table-cell office:value-type="string" calcext:value-type="string">
            <text:p>Annihilation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ort qui détruit totalement le corps d'un personnage, interdisant ainsi de le ressusciter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9">
          <table:table-cell table:style-name="ce66" office:value-type="string" calcext:value-type="string">
            <text:p>Colonne de feu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Feu divin (1d6 points de dégâts/niveau.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2"/>
        </table:table-row>
        <table:table-row table:style-name="ro9">
          <table:table-cell table:style-name="Default" office:value-type="string" calcext:value-type="string">
            <text:p>Délivrance des malédictions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bère une personne ou un objet d’une malédiction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2"/>
        </table:table-row>
        <table:table-row table:style-name="ro9">
          <table:table-cell table:style-name="Default" office:value-type="string" calcext:value-type="string">
            <text:p>Priere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+1 pour les alliés à presque tous les jets, –1 pour les adversaire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2"/>
        </table:table-row>
        <table:table-row table:style-name="ro9">
          <table:table-cell table:style-name="Default" office:value-type="string" calcext:value-type="string">
            <text:p>Divination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onne des conseils en rapport avec une action envisagé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2"/>
        </table:table-row>
        <table:table-row table:style-name="ro9">
          <table:table-cell table:style-name="Default" office:value-type="string" calcext:value-type="string">
            <text:p>Passage dans l’éther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Emmène plusieurs créatures dans le plan Éthéré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2"/>
        </table:table-row>
        <table:table-row table:style-name="ro9">
          <table:table-cell table:style-name="Default" office:value-type="string" calcext:value-type="string">
            <text:p>Forme éthérée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e PJ passe dans le plan Éthéré pour 1 round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2"/>
        </table:table-row>
        <table:table-row table:style-name="ro9">
          <table:table-cell table:style-name="Default" office:value-type="string" calcext:value-type="string">
            <text:p>Sanctuaire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es adversaires ne peuvent pas attaquer le PJ, et inversemen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2"/>
        </table:table-row>
        <table:table-row table:style-name="ro9">
          <table:table-cell table:style-name="Default" office:value-type="string" calcext:value-type="string">
            <text:p>Marche sur l’ond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e marcher sur l’eau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2"/>
        </table:table-row>
        <table:table-row table:style-name="ro9">
          <table:table-cell table:style-name="Default" office:value-type="string" calcext:value-type="string">
            <text:p>Augure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évèle si une action aura de bonnes conséquences ou non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2"/>
        </table:table-row>
        <table:table-row table:style-name="ro9">
          <table:table-cell table:style-name="Default" office:value-type="string" calcext:value-type="string">
            <text:p>Immunité contre les sorts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Immunise le sujet contre 1 sort/4 niveaux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2"/>
        </table:table-row>
        <table:table-row table:style-name="ro9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2"/>
        </table:table-row>
        <table:table-row table:style-name="ro9">
          <table:table-cell table:style-name="ce63"/>
          <table:table-cell table:style-name="Default" table:number-columns-repeated="3"/>
          <table:table-cell table:style-name="ce66" table:number-columns-repeated="5"/>
          <table:table-cell table:style-name="ce63"/>
          <table:table-cell table:style-name="ce66"/>
          <table:table-cell table:number-columns-repeated="1012"/>
        </table:table-row>
        <table:table-row table:style-name="ro9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2"/>
        </table:table-row>
        <table:table-row table:style-name="ro9" table:number-rows-repeated="3">
          <table:table-cell table:style-name="ce63"/>
          <table:table-cell table:style-name="Default" table:number-columns-repeated="3"/>
          <table:table-cell table:style-name="ce66" table:number-columns-repeated="5"/>
          <table:table-cell table:style-name="ce63"/>
          <table:table-cell table:style-name="ce66"/>
          <table:table-cell table:number-columns-repeated="1012"/>
        </table:table-row>
        <table:table-row table:style-name="ro9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2"/>
        </table:table-row>
        <table:table-row table:style-name="ro9" table:number-rows-repeated="2">
          <table:table-cell table:style-name="ce63"/>
          <table:table-cell table:style-name="ce66"/>
          <table:table-cell table:style-name="Default" table:number-columns-repeated="3"/>
          <table:table-cell table:style-name="ce66" table:number-columns-repeated="4"/>
          <table:table-cell table:style-name="ce63"/>
          <table:table-cell table:style-name="ce66"/>
          <table:table-cell table:number-columns-repeated="1012"/>
        </table:table-row>
        <table:table-row table:style-name="ro9" table:number-rows-repeated="7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2"/>
        </table:table-row>
        <table:table-row table:style-name="ro9" table:number-rows-repeated="1048515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Barde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100" office:value-type="string" calcext:value-type="string">
            <text:p>name</text:p>
          </table:table-cell>
          <table:table-cell table:style-name="ce100" office:value-type="string" calcext:value-type="string">
            <text:p>typeSkill</text:p>
          </table:table-cell>
          <table:table-cell table:style-name="ce100" office:value-type="string" calcext:value-type="string">
            <text:p>group</text:p>
          </table:table-cell>
          <table:table-cell table:style-name="ce100" office:value-type="string" calcext:value-type="string">
            <text:p>speciality</text:p>
          </table:table-cell>
          <table:table-cell table:style-name="ce100" office:value-type="string" calcext:value-type="string">
            <text:p>level</text:p>
          </table:table-cell>
          <table:table-cell table:style-name="ce100" office:value-type="string" calcext:value-type="string">
            <text:p>timeCasting</text:p>
          </table:table-cell>
          <table:table-cell table:style-name="ce100" office:value-type="string" calcext:value-type="string">
            <text:p>timeReloading</text:p>
          </table:table-cell>
          <table:table-cell table:style-name="ce100" office:value-type="string" calcext:value-type="string">
            <text:p>image</text:p>
          </table:table-cell>
          <table:table-cell table:style-name="ce101" office:value-type="string" calcext:value-type="string">
            <text:p>description</text:p>
          </table:table-cell>
          <table:table-cell table:style-name="ce100" office:value-type="string" calcext:value-type="string">
            <text:p>caractsUse</text:p>
          </table:table-cell>
          <table:table-cell table:style-name="ce100" office:value-type="string" calcext:value-type="string">
            <text:p>caractsTarget</text:p>
          </table:table-cell>
          <table:table-cell table:style-name="ce100" office:value-type="string" calcext:value-type="string">
            <text:p>effect</text:p>
          </table:table-cell>
          <table:table-cell table:style-name="ce100" office:value-type="string" calcext:value-type="string">
            <text:p>effect0</text:p>
          </table:table-cell>
          <table:table-cell table:style-name="ce100" office:value-type="string" calcext:value-type="string">
            <text:p>effect1</text:p>
          </table:table-cell>
          <table:table-cell table:style-name="ce100" office:value-type="string" calcext:value-type="string">
            <text:p>effect2</text:p>
          </table:table-cell>
          <table:table-cell table:style-name="ce100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5">
          <table:table-cell table:style-name="ce92" office:value-type="string" calcext:value-type="string">
            <text:p>Berceuse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Rend les sujets somnolents ; –5 aux tests de Détection et de Perception auditive, –2 aux jets de Volonté contre sommeil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onvocation d’instrument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onvoque un instrument de musique au choix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Détection de la magie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Détecte sorts et objets magiques à 18 m à la ronde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Hébétement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Fait perdre 1 action à un humanoïde de 4 DV ou moin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Lumières dansantes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rée torches ou autres lueur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Manipulation à distance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Télékinésie limitée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Message porté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onversation chuchotée à distanc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Son imaginaire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Sons illusoir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ompréhension des langages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Le PJ comprend tous les langages écrits ou parlé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Déguisement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Modifie l’apparence vestimentaire du PJ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Détection des passages secrets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Révèle les passages secrets à 18 m ou moin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Don des langues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Permet de parler toutes les langu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Silence </text:p>
          </table:table-cell>
          <table:table-cell office:value-type="string" calcext:value-type="string">
            <text:p>UTILE</text:p>
          </table:table-cell>
          <table:table-cell table:style-name="ce71" office:value-type="string" calcext:value-type="string">
            <text:p>Barde</text:p>
          </table:table-cell>
          <table:table-cell table:style-name="ce7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Étouffe tout bruit dans un rayon de 4,50 m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Sphère d’invisibilité </text:p>
          </table:table-cell>
          <table:table-cell office:value-type="string" calcext:value-type="string">
            <text:p>UTILE</text:p>
          </table:table-cell>
          <table:table-cell table:style-name="ce71" office:value-type="string" calcext:value-type="string">
            <text:p>Barde</text:p>
          </table:table-cell>
          <table:table-cell table:style-name="ce7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Rend tout le monde invisible à 3 m à la rond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Terrain hallucinatoire </text:p>
          </table:table-cell>
          <table:table-cell office:value-type="string" calcext:value-type="string">
            <text:p>UTILE</text:p>
          </table:table-cell>
          <table:table-cell table:style-name="ce71" office:value-type="string" calcext:value-type="string">
            <text:p>Barde</text:p>
          </table:table-cell>
          <table:table-cell table:style-name="ce7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Transforme un type de terrain en un autre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Default" office:value-type="string" calcext:value-type="string">
            <text:p>Bagou 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Barde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nfère +30 aux tests de Bluff ; résiste aux divinations censées détecter les mensong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office:value-type="string" calcext:value-type="string">
            <text:p>Chaînes de douleur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arque une cible de façon à ce qu'elle subisse tous les dégâts qui vous sont infligés. Les dégâts transférés de la sorte ignorent toutes les résistances dont la cible pourrait bénéficier.</text:p>
          </table:table-cell>
          <table:table-cell table:number-columns-repeated="2" office:value-type="string" calcext:value-type="string">
            <text:p>POU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Suggestion 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Force la cible à accomplir un acte décidé par le PJ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Frayeur 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Une créature de 5 DV ou moins s’enfuit pendant 1d4 round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acophonie 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Inflige 1d8 points de dégâts de son, étourdissement possibl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Ténèbres 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Obscurité surnaturelle sur 6 m de rayon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auchemar </text:p>
          </table:table-cell>
          <table:table-cell office:value-type="string" calcext:value-type="string">
            <text:p>UTILE</text:p>
          </table:table-cell>
          <table:table-cell table:style-name="ce71"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Envoie des visions causant fatigue et perte de 1d10 pv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hant de discorde </text:p>
          </table:table-cell>
          <table:table-cell office:value-type="string" calcext:value-type="string">
            <text:p>UTILE</text:p>
          </table:table-cell>
          <table:table-cell table:style-name="ce71"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Force les cibles à s’entretuer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Analyse d’enchantement </text:p>
          </table:table-cell>
          <table:table-cell office:value-type="string" calcext:value-type="string">
            <text:p>UTILE</text:p>
          </table:table-cell>
          <table:table-cell table:style-name="ce71"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Révèle les aspects magiques de la cibl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ri suprême </text:p>
          </table:table-cell>
          <table:table-cell office:value-type="string" calcext:value-type="string">
            <text:p>UTILE</text:p>
          </table:table-cell>
          <table:table-cell table:style-name="ce71"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ri dévastateur infligeant 10d6 points de dégâts de son ; étourdit les créatures, abîme les objet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Default" office:value-type="string" calcext:value-type="string">
            <text:p>Zone d’antimagie </text:p>
          </table:table-cell>
          <table:table-cell office:value-type="string" calcext:value-type="string">
            <text:p>UTILE</text:p>
          </table:table-cell>
          <table:table-cell table:style-name="ce66"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éprime toute magie à moins de 3 m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92" office:value-type="string" calcext:value-type="string">
            <text:p>Hypnose 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Fascine 2d4 DV de créatur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Regain d’assurance 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Supprime la terreur ou donne +4 aux jets de sauvegarde contre celle-ci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Sommeil  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 Endort 4 DV de créatur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Apaisement des émotions 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alme les créatures agité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Illumination 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Éblouit 1 créature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Default" office:value-type="string" calcext:value-type="string">
            <text:p>Danse irrésistible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Force le sujet à danser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/>
          <table:table-cell table:style-name="ce66"/>
          <table:table-cell table:style-name="Default"/>
          <table:table-cell table:style-name="ce66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/>
          <table:table-cell table:style-name="Default" table:number-columns-repeated="3"/>
          <table:table-cell table:style-name="ce66" table:number-columns-repeated="4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Default" table:number-columns-repeated="3"/>
          <table:table-cell table:style-name="ce66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/>
          <table:table-cell table:style-name="Default" table:number-columns-repeated="4"/>
          <table:table-cell table:style-name="ce66" table:number-columns-repeated="3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 table:number-columns-repeated="3"/>
          <table:table-cell table:style-name="Default" table:number-columns-repeated="3"/>
          <table:table-cell table:style-name="ce66" table:number-columns-repeated="2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43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 Attente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8" table:default-cell-style-name="Default"/>
        <table:table-row table:style-name="ro9" table:number-rows-repeated="3">
          <table:table-cell table:number-columns-repeated="11"/>
        </table:table-row>
        <table:table-row table:style-name="ro9">
          <table:table-cell table:number-columns-repeated="6"/>
          <table:table-cell office:value-type="string" calcext:value-type="string">
            <text:p>Invocateur</text:p>
          </table:table-cell>
          <table:table-cell office:value-type="string" calcext:value-type="string">
            <text:p>FFX</text:p>
          </table:table-cell>
          <table:table-cell table:number-columns-repeated="3"/>
        </table:table-row>
        <table:table-row table:style-name="ro9">
          <table:table-cell table:number-columns-repeated="6"/>
          <table:table-cell office:value-type="string" calcext:value-type="string">
            <text:p>Attaques / Invocation</text:p>
          </table:table-cell>
          <table:table-cell office:value-type="string" calcext:value-type="string">
            <text:p>Cendres EldenRing</text:p>
          </table:table-cell>
          <table:table-cell table:number-columns-repeated="3"/>
        </table:table-row>
        <table:table-row table:style-name="ro9">
          <table:table-cell table:number-columns-repeated="6"/>
          <table:table-cell office:value-type="string" calcext:value-type="string">
            <text:p>Compétences normales</text:p>
          </table:table-cell>
          <table:table-cell office:value-type="string" calcext:value-type="string">
            <text:p>Compétences DND</text:p>
          </table:table-cell>
          <table:table-cell table:number-columns-repeated="3"/>
        </table:table-row>
        <table:table-row table:style-name="ro9" table:number-rows-repeated="3">
          <table:table-cell table:number-columns-repeated="11"/>
        </table:table-row>
        <table:table-row table:style-name="ro9">
          <table:table-cell table:number-columns-repeated="6"/>
          <table:table-cell office:value-type="string" calcext:value-type="string">
            <text:p>Capture d’âme </text:p>
          </table:table-cell>
          <table:table-cell office:value-type="string" calcext:value-type="string">
            <text:p>Retient l’âme d’un défunt pour empêcher sa résurrection. </text:p>
          </table:table-cell>
          <table:table-cell table:number-columns-repeated="2"/>
          <table:table-cell office:value-type="string" calcext:value-type="string">
            <text:p>(Ange / Démon)</text:p>
          </table:table-cell>
        </table:table-row>
        <table:table-row table:style-name="ro9">
          <table:table-cell table:number-columns-repeated="6"/>
          <table:table-cell office:value-type="string" calcext:value-type="string">
            <text:p>Souhait </text:p>
          </table:table-cell>
          <table:table-cell office:value-type="string" calcext:value-type="string">
            <text:p>Comme souhait limité, mais en plus puissant. </text:p>
          </table:table-cell>
          <table:table-cell table:number-columns-repeated="2"/>
          <table:table-cell office:value-type="string" calcext:value-type="string">
            <text:p>(Ange / Démon)</text:p>
          </table:table-cell>
        </table:table-row>
      </table:table>
      <table:table table:name="Etats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9">
          <table:table-cell table:number-columns-repeated="4"/>
        </table:table-row>
        <table:table-row table:style-name="ro9">
          <table:table-cell/>
          <table:table-cell table:style-name="ce47" office:value-type="string" calcext:value-type="string">
            <text:p>Altérations d’actions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Atrophie</text:p>
          </table:table-cell>
          <table:table-cell office:value-type="string" calcext:value-type="string">
            <text:p>Empêche le personnage affligé d'attaquer ou utiliser des compétences d'armes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Enchevêtrement</text:p>
          </table:table-cell>
          <table:table-cell office:value-type="string" calcext:value-type="string">
            <text:p>Empêche le personnage de se déplacer. Malus d’esquive.</text:p>
          </table:table-cell>
          <table:table-cell office:value-type="string" calcext:value-type="string">
            <text:p>Immunité à Téléportation</text:p>
          </table:table-cell>
        </table:table-row>
        <table:table-row table:style-name="ro9">
          <table:table-cell/>
          <table:table-cell office:value-type="string" calcext:value-type="string">
            <text:p>Esquive</text:p>
          </table:table-cell>
          <table:table-cell office:value-type="string" calcext:value-type="string">
            <text:p>Bonus aux actions d’esquive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Handicap</text:p>
          </table:table-cell>
          <table:table-cell office:value-type="string" calcext:value-type="string">
            <text:p>Empêche le personnage de se déplacer. Malus d’esquive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Renversement</text:p>
          </table:table-cell>
          <table:table-cell office:value-type="string" calcext:value-type="string">
            <text:p>Le personnage est à terre et incapable de se déplacer. Se relever prend un tour au combat.</text:p>
          </table:table-cell>
          <table:table-cell/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47" office:value-type="string" calcext:value-type="string">
            <text:p>Altérations mentales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Cécité</text:p>
          </table:table-cell>
          <table:table-cell office:value-type="string" calcext:value-type="string">
            <text:p>Réduit la portée et donne un malus aux actions de précision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Charme</text:p>
          </table:table-cell>
          <table:table-cell office:value-type="string" calcext:value-type="string">
            <text:p>Retourne temporairement un personnage contre ses alliés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Folie / Démence</text:p>
          </table:table-cell>
          <table:table-cell office:value-type="string" calcext:value-type="string">
            <text:p>Le personnage est fou de rage et attaque l'ami ou ennemi le plus proche, sans distinction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Provocation</text:p>
          </table:table-cell>
          <table:table-cell office:value-type="string" calcext:value-type="string">
            <text:p>La cible est obligée d'attaquer le lanceur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Silence</text:p>
          </table:table-cell>
          <table:table-cell office:value-type="string" calcext:value-type="string">
            <text:p>Empêche le personnage de parler et de lancer des sorts ayant des temps d’incantation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Sommeil</text:p>
          </table:table-cell>
          <table:table-cell office:value-type="string" calcext:value-type="string">
            <text:p>La cible est incapable d'agir ou de se déplacer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Terreur</text:p>
          </table:table-cell>
          <table:table-cell office:value-type="string" calcext:value-type="string">
            <text:p>Le personnage s'enfuit de terreur. Malus d’esquive.</text:p>
          </table:table-cell>
          <table:table-cell/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47" office:value-type="string" calcext:value-type="string">
            <text:p>Altérations diverses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mpoisonnement / Hémorragie</text:p>
          </table:table-cell>
          <table:table-cell office:value-type="string" calcext:value-type="string">
            <text:p>Inflige des dégâts à chaque tour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Infection</text:p>
          </table:table-cell>
          <table:table-cell office:value-type="string" calcext:value-type="string">
            <text:p>Le personnage est contagieux. Malus aux actions d’attaques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Maladie</text:p>
          </table:table-cell>
          <table:table-cell office:value-type="string" calcext:value-type="string">
            <text:p>Malus aux actions d’attaques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Putréfaction</text:p>
          </table:table-cell>
          <table:table-cell office:value-type="string" calcext:value-type="string">
            <text:p>Le personnage subit des dégâts des soins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Maudit</text:p>
          </table:table-cell>
          <table:table-cell office:value-type="string" calcext:value-type="string">
            <text:p>Le personnage voit toutes ses caractéristiques baisser de 1.</text:p>
          </table:table-cell>
          <table:table-cell/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47" office:value-type="string" calcext:value-type="string">
            <text:p>Altérations élémentaires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Brûlure</text:p>
          </table:table-cell>
          <table:table-cell office:value-type="string" calcext:value-type="string">
            <text:p>Inflige des dégâts à chaque tour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Etat de choc</text:p>
          </table:table-cell>
          <table:table-cell office:value-type="string" calcext:value-type="string">
            <text:p>Le personnage est choqué par l'électricité. Subir Etat de choc une seconde fois ou Humidité provoque Etourdissement. Malus aux actions de déplacement et d’esquive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Etourdissement</text:p>
          </table:table-cell>
          <table:table-cell office:value-type="string" calcext:value-type="string">
            <text:p>Paralysé par l'électricité.</text:p>
          </table:table-cell>
          <table:table-cell office:value-type="string" calcext:value-type="string">
            <text:p>Immunité à Gel, Charme, Terreur, Pétrification, Provocation, Sommeil</text:p>
          </table:table-cell>
        </table:table-row>
        <table:table-row table:style-name="ro9">
          <table:table-cell/>
          <table:table-cell office:value-type="string" calcext:value-type="string">
            <text:p>Coup de froid</text:p>
          </table:table-cell>
          <table:table-cell office:value-type="string" calcext:value-type="string">
            <text:p>Malus aux actions de déplacement et d’esquive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Gel</text:p>
          </table:table-cell>
          <table:table-cell office:value-type="string" calcext:value-type="string">
            <text:p>Paralysé par le gel.</text:p>
          </table:table-cell>
          <table:table-cell office:value-type="string" calcext:value-type="string">
            <text:p>Immunité à Etat de choc, Empoisonnement, Charme, Terreur, Hémorragie, Pétrification, Provocation, Sommeil</text:p>
          </table:table-cell>
        </table:table-row>
        <table:table-row table:style-name="ro9">
          <table:table-cell/>
          <table:table-cell office:value-type="string" calcext:value-type="string">
            <text:p>Humidité</text:p>
          </table:table-cell>
          <table:table-cell office:value-type="string" calcext:value-type="string">
            <text:p>Subir Etat de choc après Humidité provoque Etourdissement. Subir Coup de froid provoque Gel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Pétrification</text:p>
          </table:table-cell>
          <table:table-cell office:value-type="string" calcext:value-type="string">
            <text:p>La cible est incapable de bouger et d'agir de manière permanente.</text:p>
          </table:table-cell>
          <table:table-cell office:value-type="string" calcext:value-type="string">
            <text:p>Immunité à Gel, Brûlure, Etat de choc, Empoisonnement, Charme, Terreur, Renversement, Coup de froid, Hémorragie, Téléportation, Provocation, Sommeil</text:p>
          </table:table-cell>
        </table:table-row>
      </table:table>
      <table:named-expressions/>
      <table:database-ranges>
        <table:database-range table:name="__Anonymous_Sheet_DB__2" table:target-range-address="Assassin.A14:Assassin.K22" table:contains-header="false">
          <table:sort>
            <table:sort-by table:field-number="3" table:data-type="automatic"/>
          </table:sort>
        </table:database-range>
        <table:database-range table:name="__Anonymous_Sheet_DB__3" table:target-range-address="Bretteur.A6:Bretteur.K14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Sorcier.A9:Sorcier.K28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Enchanteur.A2:Enchanteur.J52" table:contains-header="false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7" table:target-range-address="Druide.A2:Druide.L50" table:contains-header="false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8" table:target-range-address="Pretre.A2:Pretre.K44" table:contains-header="false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9" table:target-range-address="Barde.A2:Barde.K33" table:contains-header="false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10" table:target-range-address="'En Attente'.B4:'En Attente'.D9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23:56:29.2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3T15:37:40.441000000</meta:creation-date>
    <dc:date>2022-04-30T00:31:33.114000000</dc:date>
    <meta:editing-duration>PT12H42M8S</meta:editing-duration>
    <meta:editing-cycles>194</meta:editing-cycles>
    <meta:generator>LibreOffice/7.3.2.2$Windows_X86_64 LibreOffice_project/49f2b1bff42cfccbd8f788c8dc32c1c309559be0</meta:generator>
    <meta:document-statistic meta:table-count="12" meta:cell-count="2661" meta:object-count="0"/>
  </office:meta>
</office:document-meta>
</file>